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solid" draw:fill-color="#000000" draw:textarea-vertical-align="middle" draw:auto-grow-height="false" fo:min-height="0.749cm" fo:min-width="0.499cm" fo:padding-top="0.175cm" fo:padding-bottom="0.175cm" fo:padding-left="0.3cm" fo:padding-right="0.3cm"/>
    </style:style>
    <style:style style:name="gr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svg:stroke-width="0.102cm" draw:marker-start-width="0.352cm" draw:marker-end-width="0.352cm" draw:textarea-horizontal-align="center" draw:textarea-vertical-align="top" fo:padding-top="0.175cm" fo:padding-bottom="0.175cm" fo:padding-left="0.3cm" fo:padding-right="0.3cm"/>
    </style:style>
    <style:style style:name="gr5" style:family="graphic" style:parent-style-name="standard">
      <style:graphic-properties svg:stroke-width="0.102cm" draw:textarea-horizontal-align="center" draw:textarea-vertical-align="middle" fo:padding-top="0.176cm" fo:padding-bottom="0.176cm" fo:padding-left="0.301cm" fo:padding-right="0.301cm"/>
    </style:style>
    <style:style style:name="gr6" style:family="graphic" style:parent-style-name="standard">
      <style:graphic-properties draw:stroke="dash" draw:stroke-dash="Fine_20_Dashed" svg:stroke-width="0.102cm" draw:marker-end="Arrow" draw:marker-end-width="0.306cm" draw:textarea-horizontal-align="center" draw:textarea-vertical-align="middle" fo:padding-top="0.176cm" fo:padding-bottom="0.176cm" fo:padding-left="0.301cm" fo:padding-right="0.301cm"/>
    </style:style>
    <style:style style:name="gr7" style:family="graphic" style:parent-style-name="standard">
      <style:graphic-properties svg:stroke-width="0.203cm" svg:stroke-color="#ff0000" draw:marker-start-width="0.351cm" draw:marker-end="Arrow" draw:marker-end-width="0.457cm" draw:textarea-horizontal-align="center" draw:textarea-vertical-align="middle" fo:padding-top="0.226cm" fo:padding-bottom="0.226cm" fo:padding-left="0.351cm" fo:padding-right="0.351cm"/>
    </style:style>
    <style:style style:name="gr8"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9" style:family="graphic" style:parent-style-name="standard">
      <style:graphic-properties svg:stroke-width="0.203cm" svg:stroke-color="#ff0000" draw:marker-end="Arrow" draw:marker-end-width="0.609cm" draw:textarea-horizontal-align="center" draw:textarea-vertical-align="middle" fo:padding-top="0.226cm" fo:padding-bottom="0.226cm" fo:padding-left="0.351cm" fo:padding-right="0.351cm"/>
    </style:style>
    <style:style style:name="gr10" style:family="graphic" style:parent-style-name="standard">
      <style:graphic-properties svg:stroke-width="0.203cm" svg:stroke-color="#00ff00" draw:marker-end="Arrow" draw:marker-end-width="0.609cm" draw:textarea-horizontal-align="center" draw:textarea-vertical-align="middle" fo:padding-top="0.226cm" fo:padding-bottom="0.226cm" fo:padding-left="0.351cm" fo:padding-right="0.35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color="#ff0000"/>
    </style:style>
    <style:style style:name="T1" style:family="text">
      <style:text-properties fo:color="#ff0000"/>
    </style:style>
    <style:style style:name="T2" style:family="text">
      <style:text-properties fo:font-family="'Century Schoolbook L'" style:font-family-generic="roman" style:font-pitch="variable" fo:font-style="italic"/>
    </style:style>
    <style:style style:name="T3" style:family="text">
      <style:text-properties fo:color="#ff0000" fo:font-family="'Century Schoolbook L'" style:font-family-generic="roman" style:font-pitch="variable" fo:font-style="italic"/>
    </style:style>
    <style:style style:name="T4" style:family="text">
      <style:text-properties fo:color="#000000"/>
    </style:style>
    <style:style style:name="T5" style:family="text">
      <style:text-properties fo:color="#000000" fo:font-family="'Century Schoolbook L'" style:font-family-generic="roman" style:font-pitch="variable"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2.076cm" svg:height="1.925cm" svg:x="7.366cm" svg:y="5.043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2" draw:layer="layout" svg:width="1.113cm" svg:height="1.143cm" svg:x="7.468cm" svg:y="8.541cm">
          <text:p text:style-name="P2">F</text:p>
        </draw:rect>
        <draw:rect draw:style-name="gr2" draw:text-style-name="P2" draw:id="id4" draw:layer="layout" svg:width="1.113cm" svg:height="1.143cm" svg:x="9.051cm" svg:y="8.571cm">
          <text:p text:style-name="P2">M</text:p>
        </draw:rect>
        <draw:rect draw:style-name="gr2" draw:text-style-name="P2" draw:id="id3" draw:layer="layout" svg:width="2.577cm" svg:height="2.043cm" svg:x="4.591cm" svg:y="8.571cm">
          <text:p text:style-name="P2">DOF</text:p>
          <text:p text:style-name="P2">x,v,<text:span text:style-name="T1">f</text:span>,a,...</text:p>
        </draw:rect>
        <draw:connector draw:style-name="gr3" draw:text-style-name="P1" draw:layer="layout" svg:x1="8.404cm" svg:y1="6.968cm" svg:x2="8.024cm" svg:y2="8.541cm" draw:start-shape="id1" draw:start-glue-point="2" draw:end-shape="id2" draw:end-glue-point="0">
          <text:p text:style-name="P3"/>
        </draw:connector>
        <draw:connector draw:style-name="gr3" draw:text-style-name="P1" draw:layer="layout" svg:x1="8.404cm" svg:y1="6.968cm" svg:x2="5.879cm" svg:y2="8.571cm" draw:start-shape="id1" draw:start-glue-point="2" draw:end-shape="id3" draw:end-glue-point="0">
          <text:p text:style-name="P3"/>
        </draw:connector>
        <draw:connector draw:style-name="gr3" draw:text-style-name="P1" draw:layer="layout" svg:x1="9.607cm" svg:y1="8.571cm" svg:x2="8.404cm" svg:y2="6.968cm" draw:start-shape="id4" draw:start-glue-point="0" draw:end-shape="id1" draw:end-glue-point="2">
          <text:p text:style-name="P3"/>
        </draw:connector>
        <draw:custom-shape draw:style-name="gr1" draw:text-style-name="P1" draw:id="id5" draw:layer="layout" svg:width="2.076cm" svg:height="1.925cm" svg:x="10.736cm" svg:y="8.571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8.404cm" svg:y1="6.968cm" svg:x2="11.774cm" svg:y2="8.571cm" draw:start-shape="id1" draw:start-glue-point="2" draw:end-shape="id5" draw:end-glue-point="0">
          <text:p text:style-name="P3"/>
        </draw:connector>
        <draw:rect draw:style-name="gr2" draw:text-style-name="P2" draw:id="id6" draw:layer="layout" svg:width="2.707cm" svg:height="2.348cm" svg:x="5.507cm" svg:y="12.696cm">
          <text:p text:style-name="P2">DOF</text:p>
          <text:p text:style-name="P2">x,v,<text:span text:style-name="T1">f</text:span>,a,...</text:p>
        </draw:rect>
        <draw:connector draw:style-name="gr3" draw:text-style-name="P1" draw:layer="layout" svg:x1="6.86cm" svg:y1="12.696cm" svg:x2="11.774cm" svg:y2="10.496cm" draw:start-shape="id6" draw:start-glue-point="0" draw:end-shape="id5" draw:end-glue-point="2">
          <text:p text:style-name="P3"/>
        </draw:connector>
        <draw:rect draw:style-name="gr2" draw:text-style-name="P2" draw:id="id7" draw:layer="layout" svg:width="1.443cm" svg:height="1.142cm" svg:x="8.913cm" svg:y="12.635cm">
          <text:p text:style-name="P2">Visu</text:p>
        </draw:rect>
        <draw:connector draw:style-name="gr3" draw:text-style-name="P1" draw:layer="layout" svg:x1="11.774cm" svg:y1="10.496cm" svg:x2="9.634cm" svg:y2="12.635cm" draw:start-shape="id5" draw:start-glue-point="2" draw:end-shape="id7" draw:end-glue-point="0">
          <text:p text:style-name="P3"/>
        </draw:connector>
        <draw:custom-shape draw:style-name="gr1" draw:text-style-name="P1" draw:id="id8" draw:layer="layout" svg:width="2.076cm" svg:height="1.925cm" svg:x="10.739cm" svg:y="12.635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11.774cm" svg:y1="10.496cm" svg:x2="11.777cm" svg:y2="12.635cm" draw:start-shape="id5" draw:start-glue-point="2" draw:end-shape="id8" draw:end-glue-point="0">
          <text:p text:style-name="P3"/>
        </draw:connector>
        <draw:rect draw:style-name="gr2" draw:text-style-name="P2" draw:id="id9" draw:layer="layout" svg:width="3.139cm" svg:height="2.061cm" svg:x="11.044cm" svg:y="16.306cm">
          <text:p text:style-name="P2">DOF</text:p>
          <text:p text:style-name="P2">x,v,<text:span text:style-name="T1">f</text:span>,a,...</text:p>
        </draw:rect>
        <draw:connector draw:style-name="gr3" draw:text-style-name="P1" draw:layer="layout" svg:x1="12.613cm" svg:y1="16.306cm" svg:x2="11.777cm" svg:y2="14.56cm" draw:start-shape="id9" draw:start-glue-point="0" draw:end-shape="id8" draw:end-glue-point="2">
          <text:p text:style-name="P3"/>
        </draw:connector>
        <draw:rect draw:style-name="gr2" draw:text-style-name="P2" draw:id="id11" draw:layer="layout" svg:width="2.769cm" svg:height="1.081cm" svg:x="2.106cm" svg:y="12.697cm">
          <text:p text:style-name="P2">Mapping</text:p>
        </draw:rect>
        <draw:rect draw:style-name="gr2" draw:text-style-name="P2" draw:id="id10" draw:layer="layout" svg:width="2.769cm" svg:height="1.081cm" svg:x="7.581cm" svg:y="16.276cm">
          <text:p text:style-name="P2">Mapping</text:p>
        </draw:rect>
        <draw:connector draw:style-name="gr3" draw:text-style-name="P1" draw:layer="layout" svg:x1="8.965cm" svg:y1="16.276cm" svg:x2="11.777cm" svg:y2="14.56cm" draw:start-shape="id10" draw:start-glue-point="0" draw:end-shape="id8" draw:end-glue-point="2">
          <text:p text:style-name="P3"/>
        </draw:connector>
        <draw:connector draw:style-name="gr3" draw:text-style-name="P1" draw:layer="layout" svg:x1="3.49cm" svg:y1="12.697cm" svg:x2="11.774cm" svg:y2="10.496cm" draw:start-shape="id11" draw:start-glue-point="0" draw:end-shape="id5" draw:end-glue-point="2">
          <text:p text:style-name="P3"/>
        </draw:connector>
        <draw:custom-shape draw:style-name="gr1" draw:text-style-name="P1" draw:id="id19" draw:layer="layout" svg:width="2.076cm" svg:height="1.925cm" svg:x="15.333cm" svg:y="1.382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 draw:text-style-name="P1" draw:id="id12" draw:layer="layout" svg:width="2.076cm" svg:height="1.925cm" svg:x="23.18cm" svg:y="5.043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13" draw:layer="layout" svg:width="1.113cm" svg:height="1.143cm" svg:x="23.375cm" svg:y="8.203cm">
          <text:p text:style-name="P2">F</text:p>
        </draw:rect>
        <draw:rect draw:style-name="gr2" draw:text-style-name="P2" draw:id="id15" draw:layer="layout" svg:width="1.113cm" svg:height="1.143cm" svg:x="24.865cm" svg:y="8.172cm">
          <text:p text:style-name="P2">M</text:p>
        </draw:rect>
        <draw:rect draw:style-name="gr2" draw:text-style-name="P2" draw:id="id14" draw:layer="layout" svg:width="2.577cm" svg:height="1.98cm" svg:x="20.405cm" svg:y="8.172cm">
          <text:p text:style-name="P2">DOF</text:p>
          <text:p text:style-name="P2">x,v,<text:span text:style-name="T1">f</text:span>,a</text:p>
        </draw:rect>
        <draw:connector draw:style-name="gr3" draw:text-style-name="P1" draw:layer="layout" svg:x1="24.218cm" svg:y1="6.968cm" svg:x2="23.931cm" svg:y2="8.203cm" draw:start-shape="id12" draw:start-glue-point="2" draw:end-shape="id13" draw:end-glue-point="0">
          <text:p text:style-name="P3"/>
        </draw:connector>
        <draw:connector draw:style-name="gr3" draw:text-style-name="P1" draw:layer="layout" svg:x1="24.218cm" svg:y1="6.968cm" svg:x2="21.693cm" svg:y2="8.172cm" draw:start-shape="id12" draw:start-glue-point="2" draw:end-shape="id14" draw:end-glue-point="0">
          <text:p text:style-name="P3"/>
        </draw:connector>
        <draw:connector draw:style-name="gr3" draw:text-style-name="P1" draw:layer="layout" svg:x1="25.421cm" svg:y1="8.172cm" svg:x2="24.218cm" svg:y2="6.968cm" draw:start-shape="id15" draw:start-glue-point="0" draw:end-shape="id12" draw:end-glue-point="2">
          <text:p text:style-name="P3"/>
        </draw:connector>
        <draw:custom-shape draw:style-name="gr1" draw:text-style-name="P1" draw:id="id16" draw:layer="layout" svg:width="2.076cm" svg:height="1.925cm" svg:x="26.55cm" svg:y="8.172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24.218cm" svg:y1="6.968cm" svg:x2="27.588cm" svg:y2="8.172cm" draw:start-shape="id12" draw:start-glue-point="2" draw:end-shape="id16" draw:end-glue-point="0">
          <text:p text:style-name="P3"/>
        </draw:connector>
        <draw:rect draw:style-name="gr2" draw:text-style-name="P2" draw:id="id17" draw:layer="layout" svg:width="2.644cm" svg:height="2.04cm" svg:x="22.676cm" svg:y="12.204cm">
          <text:p text:style-name="P2">DOF</text:p>
          <text:p text:style-name="P2">x,v,<text:span text:style-name="T1">f</text:span>,a,...</text:p>
        </draw:rect>
        <draw:connector draw:style-name="gr3" draw:text-style-name="P1" draw:layer="layout" svg:x1="23.998cm" svg:y1="12.204cm" svg:x2="27.588cm" svg:y2="10.097cm" draw:start-shape="id17" draw:start-glue-point="0" draw:end-shape="id16" draw:end-glue-point="2">
          <text:p text:style-name="P3"/>
        </draw:connector>
        <draw:rect draw:style-name="gr2" draw:text-style-name="P2" draw:id="id18" draw:layer="layout" svg:width="2.769cm" svg:height="1.081cm" svg:x="26.074cm" svg:y="12.206cm">
          <text:p text:style-name="P2">Mapping</text:p>
        </draw:rect>
        <draw:connector draw:style-name="gr3" draw:text-style-name="P1" draw:layer="layout" svg:x1="27.458cm" svg:y1="12.206cm" svg:x2="27.588cm" svg:y2="10.097cm" draw:start-shape="id18" draw:start-glue-point="0" draw:end-shape="id16" draw:end-glue-point="2">
          <text:p text:style-name="P3"/>
        </draw:connector>
        <draw:rect draw:style-name="gr2" draw:text-style-name="P2" draw:id="id20" draw:layer="layout" svg:width="2.392cm" svg:height="2.166cm" svg:x="16.098cm" svg:y="5.043cm">
          <text:p text:style-name="P2">Contact</text:p>
          <text:p text:style-name="P2">Force</text:p>
        </draw:rect>
        <draw:rect draw:style-name="gr4" draw:text-style-name="P2" draw:id="id21" draw:layer="layout" svg:width="4.422cm" svg:height="3.119cm" svg:x="0.807cm" svg:y="4.971cm">
          <text:p text:style-name="P2">Solver</text:p>
          <text:p text:style-name="P2"><text:span text:style-name="T2">x,v,</text:span><text:span text:style-name="T3">f</text:span><text:span text:style-name="T2">,a,...</text:span></text:p>
          <text:p text:style-name="P2"/>
        </draw:rect>
        <draw:connector draw:style-name="gr3" draw:text-style-name="P1" draw:layer="layout" svg:x1="8.404cm" svg:y1="5.043cm" svg:x2="16.371cm" svg:y2="3.307cm" draw:start-shape="id1" draw:start-glue-point="0" draw:end-shape="id19" draw:end-glue-point="2">
          <text:p text:style-name="P3"/>
        </draw:connector>
        <draw:connector draw:style-name="gr5" draw:text-style-name="P1" draw:layer="layout" svg:x1="16.371cm" svg:y1="3.307cm" svg:x2="17.294cm" svg:y2="5.043cm" draw:start-shape="id19" draw:start-glue-point="2" draw:end-shape="id20" draw:end-glue-point="0">
          <text:p text:style-name="P3"/>
        </draw:connector>
        <draw:connector draw:style-name="gr5" draw:text-style-name="P1" draw:layer="layout" svg:x1="16.371cm" svg:y1="3.307cm" svg:x2="24.218cm" svg:y2="5.043cm" draw:start-shape="id19" draw:start-glue-point="2" draw:end-shape="id12" draw:end-glue-point="0">
          <text:p text:style-name="P3"/>
        </draw:connector>
        <draw:connector draw:style-name="gr6" draw:text-style-name="P1" draw:layer="layout" draw:type="curve" svg:x1="17.294cm" svg:y1="7.209cm" svg:x2="14.183cm" svg:y2="17.336cm" draw:start-shape="id20" draw:start-glue-point="2" draw:end-shape="id9" draw:end-glue-point="1">
          <text:p text:style-name="P3"/>
        </draw:connector>
        <draw:connector draw:style-name="gr6" draw:text-style-name="P1" draw:layer="layout" draw:type="curve" svg:x1="17.294cm" svg:y1="7.209cm" svg:x2="22.676cm" svg:y2="13.224cm" draw:start-shape="id20" draw:start-glue-point="2" draw:end-shape="id17" draw:end-glue-point="3">
          <text:p text:style-name="P3"/>
        </draw:connector>
        <draw:connector draw:style-name="gr5" draw:text-style-name="P1" draw:layer="layout" svg:x1="3.018cm" svg:y1="4.971cm" svg:x2="16.371cm" svg:y2="3.307cm" draw:start-shape="id21" draw:start-glue-point="0" draw:end-shape="id19" draw:end-glue-point="2">
          <text:p text:style-name="P3"/>
        </draw:connector>
        <draw:connector draw:style-name="gr7" draw:text-style-name="P1" draw:layer="layout" draw:type="curve" svg:x1="3.018cm" svg:y1="4.971cm" svg:x2="15.333cm" svg:y2="2.344cm" draw:start-shape="id21" draw:start-glue-point="0" draw:end-shape="id19" draw:end-glue-point="3">
          <text:p text:style-name="P3"/>
        </draw:connector>
        <draw:frame draw:style-name="gr8" draw:text-style-name="P4" draw:layer="layout" svg:width="2.581cm" svg:height="1.297cm" svg:x="5.815cm" svg:y="1.384cm">
          <draw:text-box>
            <text:p text:style-name="P3"><text:span text:style-name="T1">set(f,0)</text:span></text:p>
          </draw:text-box>
        </draw:frame>
        <draw:connector draw:style-name="gr9" draw:text-style-name="P1" draw:layer="layout" draw:type="curve" svg:x1="16.371cm" svg:y1="3.307cm" svg:x2="8.404cm" svg:y2="5.043cm" draw:start-shape="id19" draw:start-glue-point="2" draw:end-shape="id1" draw:end-glue-point="0">
          <text:p text:style-name="P3"/>
        </draw:connector>
        <draw:connector draw:style-name="gr9" draw:text-style-name="P1" draw:layer="layout" draw:type="curve" svg:x1="8.404cm" svg:y1="6.968cm" svg:x2="5.879cm" svg:y2="8.571cm" draw:start-shape="id1" draw:start-glue-point="2" draw:end-shape="id3" draw:end-glue-point="0">
          <text:p text:style-name="P3"/>
        </draw:connector>
        <draw:connector draw:style-name="gr9" draw:text-style-name="P1" draw:layer="layout" draw:type="curve" svg:x1="8.404cm" svg:y1="6.968cm" svg:x2="11.774cm" svg:y2="8.571cm" draw:start-shape="id1" draw:start-glue-point="2" draw:end-shape="id5" draw:end-glue-point="0">
          <text:p text:style-name="P3"/>
        </draw:connector>
        <draw:connector draw:style-name="gr9" draw:text-style-name="P1" draw:layer="layout" draw:type="curve" svg:x1="11.774cm" svg:y1="10.496cm" svg:x2="6.86cm" svg:y2="12.696cm" draw:start-shape="id5" draw:start-glue-point="2" draw:end-shape="id6" draw:end-glue-point="0">
          <text:p text:style-name="P3"/>
        </draw:connector>
        <draw:connector draw:style-name="gr9" draw:text-style-name="P1" draw:layer="layout" draw:type="curve" svg:x1="11.774cm" svg:y1="10.496cm" svg:x2="11.777cm" svg:y2="12.635cm" draw:start-shape="id5" draw:start-glue-point="2" draw:end-shape="id8" draw:end-glue-point="0">
          <text:p text:style-name="P3"/>
        </draw:connector>
        <draw:connector draw:style-name="gr9" draw:text-style-name="P1" draw:layer="layout" draw:type="curve" svg:x1="11.777cm" svg:y1="14.56cm" svg:x2="12.613cm" svg:y2="16.306cm" draw:start-shape="id8" draw:start-glue-point="2" draw:end-shape="id9" draw:end-glue-point="0">
          <text:p text:style-name="P3"/>
        </draw:connector>
        <draw:connector draw:style-name="gr9" draw:text-style-name="P1" draw:layer="layout" draw:type="curve" svg:x1="16.613cm" svg:y1="3.445cm" svg:x2="24.218cm" svg:y2="5.043cm" draw:end-shape="id12" draw:end-glue-point="0">
          <text:p text:style-name="P3"/>
        </draw:connector>
        <draw:connector draw:style-name="gr9" draw:text-style-name="P1" draw:layer="layout" draw:type="curve" svg:x1="24.218cm" svg:y1="6.968cm" svg:x2="21.693cm" svg:y2="8.172cm" draw:start-shape="id12" draw:start-glue-point="2" draw:end-shape="id14" draw:end-glue-point="0">
          <text:p text:style-name="P3"/>
        </draw:connector>
        <draw:connector draw:style-name="gr9" draw:text-style-name="P1" draw:layer="layout" draw:type="curve" svg:x1="24.218cm" svg:y1="6.968cm" svg:x2="27.588cm" svg:y2="8.172cm" draw:start-shape="id12" draw:start-glue-point="2" draw:end-shape="id16" draw:end-glue-point="0">
          <text:p text:style-name="P3"/>
        </draw:connector>
        <draw:connector draw:style-name="gr9" draw:text-style-name="P1" draw:layer="layout" draw:type="curve" svg:x1="27.588cm" svg:y1="10.097cm" svg:x2="23.998cm" svg:y2="12.204cm" draw:start-shape="id16" draw:start-glue-point="2" draw:end-shape="id17" draw:end-glue-point="0">
          <text:p text:style-name="P3"/>
        </draw:connector>
      </draw:page>
      <draw:page draw:name="page2" draw:style-name="dp1" draw:master-page-name="Default">
        <office:forms form:automatic-focus="false" form:apply-design-mode="false"/>
        <draw:custom-shape draw:style-name="gr1" draw:text-style-name="P1" draw:id="id22" draw:layer="layout" svg:width="2.076cm" svg:height="1.925cm" svg:x="7.366cm" svg:y="5.044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23" draw:layer="layout" svg:width="1.113cm" svg:height="1.143cm" svg:x="8.052cm" svg:y="8.512cm">
          <text:p text:style-name="P2">F</text:p>
        </draw:rect>
        <draw:rect draw:style-name="gr2" draw:text-style-name="P2" draw:id="id25" draw:layer="layout" svg:width="1.113cm" svg:height="1.143cm" svg:x="9.482cm" svg:y="8.541cm">
          <text:p text:style-name="P2">M</text:p>
        </draw:rect>
        <draw:rect draw:style-name="gr2" draw:text-style-name="P2" draw:id="id24" draw:layer="layout" svg:width="2.577cm" svg:height="2.043cm" svg:x="4.591cm" svg:y="8.572cm">
          <text:p text:style-name="P2">DOF</text:p>
          <text:p text:style-name="P2">x,v,<text:span text:style-name="T1">f</text:span>,a,...</text:p>
        </draw:rect>
        <draw:connector draw:style-name="gr3" draw:text-style-name="P1" draw:layer="layout" svg:x1="8.404cm" svg:y1="6.969cm" svg:x2="8.608cm" svg:y2="8.512cm" draw:start-shape="id22" draw:start-glue-point="2" draw:end-shape="id23" draw:end-glue-point="0">
          <text:p text:style-name="P3"/>
        </draw:connector>
        <draw:connector draw:style-name="gr3" draw:text-style-name="P1" draw:layer="layout" svg:x1="8.404cm" svg:y1="6.969cm" svg:x2="5.879cm" svg:y2="8.572cm" draw:start-shape="id22" draw:start-glue-point="2" draw:end-shape="id24" draw:end-glue-point="0">
          <text:p text:style-name="P3"/>
        </draw:connector>
        <draw:connector draw:style-name="gr3" draw:text-style-name="P1" draw:layer="layout" svg:x1="10.038cm" svg:y1="8.541cm" svg:x2="8.404cm" svg:y2="6.969cm" draw:start-shape="id25" draw:start-glue-point="0" draw:end-shape="id22" draw:end-glue-point="2">
          <text:p text:style-name="P3"/>
        </draw:connector>
        <draw:custom-shape draw:style-name="gr1" draw:text-style-name="P1" draw:id="id26" draw:layer="layout" svg:width="2.076cm" svg:height="1.925cm" svg:x="10.736cm" svg:y="8.572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8.404cm" svg:y1="6.969cm" svg:x2="11.774cm" svg:y2="8.572cm" draw:start-shape="id22" draw:start-glue-point="2" draw:end-shape="id26" draw:end-glue-point="0">
          <text:p text:style-name="P3"/>
        </draw:connector>
        <draw:rect draw:style-name="gr2" draw:text-style-name="P2" draw:id="id27" draw:layer="layout" svg:width="2.707cm" svg:height="2.348cm" svg:x="5.507cm" svg:y="12.697cm">
          <text:p text:style-name="P2">DOF</text:p>
          <text:p text:style-name="P2">x,v,<text:span text:style-name="T1">f</text:span>,a,...</text:p>
        </draw:rect>
        <draw:connector draw:style-name="gr3" draw:text-style-name="P1" draw:layer="layout" svg:x1="6.86cm" svg:y1="12.697cm" svg:x2="11.774cm" svg:y2="10.497cm" draw:start-shape="id27" draw:start-glue-point="0" draw:end-shape="id26" draw:end-glue-point="2">
          <text:p text:style-name="P3"/>
        </draw:connector>
        <draw:rect draw:style-name="gr2" draw:text-style-name="P2" draw:id="id28" draw:layer="layout" svg:width="1.443cm" svg:height="1.142cm" svg:x="8.913cm" svg:y="12.636cm">
          <text:p text:style-name="P2">Visu</text:p>
        </draw:rect>
        <draw:connector draw:style-name="gr3" draw:text-style-name="P1" draw:layer="layout" svg:x1="11.774cm" svg:y1="10.497cm" svg:x2="9.634cm" svg:y2="12.636cm" draw:start-shape="id26" draw:start-glue-point="2" draw:end-shape="id28" draw:end-glue-point="0">
          <text:p text:style-name="P3"/>
        </draw:connector>
        <draw:custom-shape draw:style-name="gr1" draw:text-style-name="P1" draw:id="id29" draw:layer="layout" svg:width="2.076cm" svg:height="1.925cm" svg:x="10.739cm" svg:y="12.636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11.774cm" svg:y1="10.497cm" svg:x2="11.777cm" svg:y2="12.636cm" draw:start-shape="id26" draw:start-glue-point="2" draw:end-shape="id29" draw:end-glue-point="0">
          <text:p text:style-name="P3"/>
        </draw:connector>
        <draw:rect draw:style-name="gr2" draw:text-style-name="P2" draw:id="id30" draw:layer="layout" svg:width="3.139cm" svg:height="2.061cm" svg:x="11.044cm" svg:y="16.307cm">
          <text:p text:style-name="P2">DOF</text:p>
          <text:p text:style-name="P2">x,v,<text:span text:style-name="T1">f</text:span>,a,...</text:p>
        </draw:rect>
        <draw:connector draw:style-name="gr3" draw:text-style-name="P1" draw:layer="layout" svg:x1="12.613cm" svg:y1="16.307cm" svg:x2="11.777cm" svg:y2="14.561cm" draw:start-shape="id30" draw:start-glue-point="0" draw:end-shape="id29" draw:end-glue-point="2">
          <text:p text:style-name="P3"/>
        </draw:connector>
        <draw:rect draw:style-name="gr2" draw:text-style-name="P2" draw:id="id32" draw:layer="layout" svg:width="2.769cm" svg:height="1.081cm" svg:x="2.106cm" svg:y="12.698cm">
          <text:p text:style-name="P2">Mapping</text:p>
        </draw:rect>
        <draw:rect draw:style-name="gr2" draw:text-style-name="P2" draw:id="id31" draw:layer="layout" svg:width="2.769cm" svg:height="1.081cm" svg:x="7.581cm" svg:y="16.277cm">
          <text:p text:style-name="P2">Mapping</text:p>
        </draw:rect>
        <draw:connector draw:style-name="gr3" draw:text-style-name="P1" draw:layer="layout" svg:x1="8.965cm" svg:y1="16.277cm" svg:x2="11.777cm" svg:y2="14.561cm" draw:start-shape="id31" draw:start-glue-point="0" draw:end-shape="id29" draw:end-glue-point="2">
          <text:p text:style-name="P3"/>
        </draw:connector>
        <draw:connector draw:style-name="gr3" draw:text-style-name="P1" draw:layer="layout" svg:x1="3.49cm" svg:y1="12.698cm" svg:x2="11.774cm" svg:y2="10.497cm" draw:start-shape="id32" draw:start-glue-point="0" draw:end-shape="id26" draw:end-glue-point="2">
          <text:p text:style-name="P3"/>
        </draw:connector>
        <draw:custom-shape draw:style-name="gr1" draw:text-style-name="P1" draw:id="id40" draw:layer="layout" svg:width="2.076cm" svg:height="1.925cm" svg:x="15.333cm" svg:y="1.383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 draw:text-style-name="P1" draw:id="id33" draw:layer="layout" svg:width="2.076cm" svg:height="1.925cm" svg:x="23.18cm" svg:y="5.044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34" draw:layer="layout" svg:width="1.113cm" svg:height="1.143cm" svg:x="23.837cm" svg:y="8.081cm">
          <text:p text:style-name="P2">F</text:p>
        </draw:rect>
        <draw:rect draw:style-name="gr2" draw:text-style-name="P2" draw:id="id36" draw:layer="layout" svg:width="1.113cm" svg:height="1.143cm" svg:x="25.234cm" svg:y="8.112cm">
          <text:p text:style-name="P2">M</text:p>
        </draw:rect>
        <draw:rect draw:style-name="gr2" draw:text-style-name="P2" draw:id="id35" draw:layer="layout" svg:width="2.577cm" svg:height="1.98cm" svg:x="19.759cm" svg:y="8.142cm">
          <text:p text:style-name="P2">DOF</text:p>
          <text:p text:style-name="P2">x,v,<text:span text:style-name="T1">f</text:span>,a</text:p>
        </draw:rect>
        <draw:connector draw:style-name="gr3" draw:text-style-name="P1" draw:layer="layout" svg:x1="24.218cm" svg:y1="6.969cm" svg:x2="24.393cm" svg:y2="8.081cm" draw:start-shape="id33" draw:start-glue-point="2" draw:end-shape="id34" draw:end-glue-point="0">
          <text:p text:style-name="P3"/>
        </draw:connector>
        <draw:connector draw:style-name="gr3" draw:text-style-name="P1" draw:layer="layout" svg:x1="24.218cm" svg:y1="6.969cm" svg:x2="21.047cm" svg:y2="8.142cm" draw:start-shape="id33" draw:start-glue-point="2" draw:end-shape="id35" draw:end-glue-point="0">
          <text:p text:style-name="P3"/>
        </draw:connector>
        <draw:connector draw:style-name="gr3" draw:text-style-name="P1" draw:layer="layout" svg:x1="25.79cm" svg:y1="8.112cm" svg:x2="24.218cm" svg:y2="6.969cm" draw:start-shape="id36" draw:start-glue-point="0" draw:end-shape="id33" draw:end-glue-point="2">
          <text:p text:style-name="P3"/>
        </draw:connector>
        <draw:custom-shape draw:style-name="gr1" draw:text-style-name="P1" draw:id="id37" draw:layer="layout" svg:width="2.076cm" svg:height="1.925cm" svg:x="26.55cm" svg:y="8.173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24.218cm" svg:y1="6.969cm" svg:x2="27.588cm" svg:y2="8.173cm" draw:start-shape="id33" draw:start-glue-point="2" draw:end-shape="id37" draw:end-glue-point="0">
          <text:p text:style-name="P3"/>
        </draw:connector>
        <draw:rect draw:style-name="gr2" draw:text-style-name="P2" draw:id="id38" draw:layer="layout" svg:width="2.644cm" svg:height="2.04cm" svg:x="22.676cm" svg:y="12.205cm">
          <text:p text:style-name="P2">DOF</text:p>
          <text:p text:style-name="P2">x,v,<text:span text:style-name="T1">f</text:span>,a,...</text:p>
        </draw:rect>
        <draw:connector draw:style-name="gr3" draw:text-style-name="P1" draw:layer="layout" svg:x1="23.998cm" svg:y1="12.205cm" svg:x2="27.588cm" svg:y2="10.098cm" draw:start-shape="id38" draw:start-glue-point="0" draw:end-shape="id37" draw:end-glue-point="2">
          <text:p text:style-name="P3"/>
        </draw:connector>
        <draw:rect draw:style-name="gr2" draw:text-style-name="P2" draw:id="id39" draw:layer="layout" svg:width="2.769cm" svg:height="1.081cm" svg:x="26.074cm" svg:y="12.207cm">
          <text:p text:style-name="P2">Mapping</text:p>
        </draw:rect>
        <draw:connector draw:style-name="gr3" draw:text-style-name="P1" draw:layer="layout" svg:x1="27.458cm" svg:y1="12.207cm" svg:x2="27.588cm" svg:y2="10.098cm" draw:start-shape="id39" draw:start-glue-point="0" draw:end-shape="id37" draw:end-glue-point="2">
          <text:p text:style-name="P3"/>
        </draw:connector>
        <draw:rect draw:style-name="gr2" draw:text-style-name="P2" draw:id="id41" draw:layer="layout" svg:width="2.392cm" svg:height="2.166cm" svg:x="16.098cm" svg:y="5.044cm">
          <text:p text:style-name="P2">Contact</text:p>
          <text:p text:style-name="P2">Force</text:p>
        </draw:rect>
        <draw:rect draw:style-name="gr4" draw:text-style-name="P2" draw:id="id42" draw:layer="layout" svg:width="4.422cm" svg:height="3.119cm" svg:x="0.807cm" svg:y="4.972cm">
          <text:p text:style-name="P2">Solver</text:p>
          <text:p text:style-name="P2"><text:span text:style-name="T2">x,v,</text:span><text:span text:style-name="T3">f</text:span><text:span text:style-name="T2">,a,...</text:span></text:p>
          <text:p text:style-name="P2"/>
        </draw:rect>
        <draw:connector draw:style-name="gr3" draw:text-style-name="P1" draw:layer="layout" svg:x1="8.404cm" svg:y1="5.044cm" svg:x2="16.371cm" svg:y2="3.308cm" draw:start-shape="id22" draw:start-glue-point="0" draw:end-shape="id40" draw:end-glue-point="2">
          <text:p text:style-name="P3"/>
        </draw:connector>
        <draw:connector draw:style-name="gr5" draw:text-style-name="P1" draw:layer="layout" svg:x1="16.371cm" svg:y1="3.308cm" svg:x2="17.294cm" svg:y2="5.044cm" draw:start-shape="id40" draw:start-glue-point="2" draw:end-shape="id41" draw:end-glue-point="0">
          <text:p text:style-name="P3"/>
        </draw:connector>
        <draw:connector draw:style-name="gr5" draw:text-style-name="P1" draw:layer="layout" svg:x1="16.371cm" svg:y1="3.308cm" svg:x2="24.218cm" svg:y2="5.044cm" draw:start-shape="id40" draw:start-glue-point="2" draw:end-shape="id33" draw:end-glue-point="0">
          <text:p text:style-name="P3"/>
        </draw:connector>
        <draw:connector draw:style-name="gr6" draw:text-style-name="P1" draw:layer="layout" draw:type="curve" svg:x1="17.294cm" svg:y1="7.21cm" svg:x2="14.183cm" svg:y2="17.337cm" draw:start-shape="id41" draw:start-glue-point="2" draw:end-shape="id30" draw:end-glue-point="1">
          <text:p text:style-name="P3"/>
        </draw:connector>
        <draw:connector draw:style-name="gr6" draw:text-style-name="P1" draw:layer="layout" draw:type="curve" svg:x1="17.294cm" svg:y1="7.21cm" svg:x2="22.676cm" svg:y2="13.225cm" draw:start-shape="id41" draw:start-glue-point="2" draw:end-shape="id38" draw:end-glue-point="3">
          <text:p text:style-name="P3"/>
        </draw:connector>
        <draw:connector draw:style-name="gr5" draw:text-style-name="P1" draw:layer="layout" svg:x1="3.018cm" svg:y1="4.972cm" svg:x2="16.371cm" svg:y2="3.308cm" draw:start-shape="id42" draw:start-glue-point="0" draw:end-shape="id40" draw:end-glue-point="2">
          <text:p text:style-name="P3"/>
        </draw:connector>
        <draw:connector draw:style-name="gr7" draw:text-style-name="P1" draw:layer="layout" draw:type="curve" svg:x1="3.018cm" svg:y1="4.972cm" svg:x2="15.333cm" svg:y2="2.345cm" draw:start-shape="id42" draw:start-glue-point="0" draw:end-shape="id40" draw:end-glue-point="3">
          <text:p text:style-name="P3"/>
        </draw:connector>
        <draw:frame draw:style-name="gr8" draw:text-style-name="P4" draw:layer="layout" svg:width="6.065cm" svg:height="1.297cm" svg:x="3.846cm" svg:y="1.293cm">
          <draw:text-box>
            <text:p text:style-name="P3"><text:span text:style-name="T1">accumulateForce(f)</text:span></text:p>
          </draw:text-box>
        </draw:frame>
        <draw:connector draw:style-name="gr9" draw:text-style-name="P1" draw:layer="layout" draw:type="curve" svg:x1="16.371cm" svg:y1="3.308cm" svg:x2="8.404cm" svg:y2="5.044cm" draw:start-shape="id40" draw:start-glue-point="2" draw:end-shape="id22" draw:end-glue-point="0">
          <text:p text:style-name="P3"/>
        </draw:connector>
        <draw:connector draw:style-name="gr9" draw:text-style-name="P1" draw:layer="layout" draw:type="curve" svg:x1="8.404cm" svg:y1="6.969cm" svg:x2="8.608cm" svg:y2="8.512cm" draw:start-shape="id22" draw:start-glue-point="2" draw:end-shape="id23" draw:end-glue-point="0">
          <text:p text:style-name="P3"/>
        </draw:connector>
        <draw:connector draw:style-name="gr9" draw:text-style-name="P1" draw:layer="layout" draw:type="curve" svg:x1="8.404cm" svg:y1="6.969cm" svg:x2="11.774cm" svg:y2="8.572cm" draw:start-shape="id22" draw:start-glue-point="2" draw:end-shape="id26" draw:end-glue-point="0">
          <text:p text:style-name="P3"/>
        </draw:connector>
        <draw:connector draw:style-name="gr9" draw:text-style-name="P1" draw:layer="layout" draw:type="curve" svg:x1="11.774cm" svg:y1="10.497cm" svg:x2="11.777cm" svg:y2="12.636cm" draw:start-shape="id26" draw:start-glue-point="2" draw:end-shape="id29" draw:end-glue-point="0">
          <text:p text:style-name="P3"/>
        </draw:connector>
        <draw:connector draw:style-name="gr9" draw:text-style-name="P1" draw:layer="layout" draw:type="curve" svg:x1="11.777cm" svg:y1="14.561cm" svg:x2="8.965cm" svg:y2="16.277cm" draw:start-shape="id29" draw:start-glue-point="2" draw:end-shape="id31" draw:end-glue-point="0">
          <text:p text:style-name="P3"/>
        </draw:connector>
        <draw:connector draw:style-name="gr9" draw:text-style-name="P1" draw:layer="layout" draw:type="curve" svg:x1="16.613cm" svg:y1="3.446cm" svg:x2="24.218cm" svg:y2="5.044cm" draw:end-shape="id33" draw:end-glue-point="0">
          <text:p text:style-name="P3"/>
        </draw:connector>
        <draw:connector draw:style-name="gr9" draw:text-style-name="P1" draw:layer="layout" draw:type="curve" svg:x1="24.218cm" svg:y1="6.969cm" svg:x2="24.393cm" svg:y2="8.081cm" draw:start-shape="id33" draw:start-glue-point="2" draw:end-shape="id34" draw:end-glue-point="0">
          <text:p text:style-name="P3"/>
        </draw:connector>
        <draw:connector draw:style-name="gr9" draw:text-style-name="P1" draw:layer="layout" draw:type="curve" svg:x1="24.218cm" svg:y1="6.969cm" svg:x2="27.588cm" svg:y2="8.173cm" draw:start-shape="id33" draw:start-glue-point="2" draw:end-shape="id37" draw:end-glue-point="0">
          <text:p text:style-name="P3"/>
        </draw:connector>
        <draw:connector draw:style-name="gr10" draw:text-style-name="P1" draw:layer="layout" draw:type="curve" svg:x1="12.613cm" svg:y1="18.368cm" svg:x2="8.965cm" svg:y2="17.358cm" draw:start-shape="id30" draw:start-glue-point="2" draw:end-shape="id31" draw:end-glue-point="2">
          <text:p text:style-name="P3"/>
        </draw:connector>
        <draw:connector draw:style-name="gr10" draw:text-style-name="P1" draw:layer="layout" draw:type="curve" svg:x1="8.965cm" svg:y1="16.277cm" svg:x2="6.86cm" svg:y2="15.045cm" draw:start-shape="id31" draw:start-glue-point="0" draw:end-shape="id27" draw:end-glue-point="2">
          <text:p text:style-name="P3"/>
        </draw:connector>
        <draw:connector draw:style-name="gr10" draw:text-style-name="P1" draw:layer="layout" draw:type="curve" svg:x1="5.507cm" svg:y1="13.871cm" svg:x2="3.49cm" svg:y2="13.779cm" draw:start-shape="id27" draw:start-glue-point="3" draw:end-shape="id32" draw:end-glue-point="2">
          <text:p text:style-name="P3"/>
        </draw:connector>
        <draw:connector draw:style-name="gr10" draw:text-style-name="P1" draw:layer="layout" draw:type="curve" svg:x1="3.49cm" svg:y1="12.698cm" svg:x2="5.879cm" svg:y2="10.615cm" draw:start-shape="id32" draw:start-glue-point="0" draw:end-shape="id24" draw:end-glue-point="2">
          <text:p text:style-name="P3"/>
        </draw:connector>
        <draw:connector draw:style-name="gr10" draw:text-style-name="P1" draw:layer="layout" draw:type="curve" svg:x1="23.998cm" svg:y1="14.245cm" svg:x2="27.458cm" svg:y2="13.288cm" draw:start-shape="id38" draw:start-glue-point="2" draw:end-shape="id39" draw:end-glue-point="2">
          <text:p text:style-name="P3"/>
        </draw:connector>
        <draw:connector draw:style-name="gr10" draw:text-style-name="P1" draw:layer="layout" draw:type="curve" svg:x1="27.458cm" svg:y1="12.207cm" svg:x2="21.047cm" svg:y2="10.122cm" draw:start-shape="id39" draw:start-glue-point="0" draw:end-shape="id35" draw:end-glue-point="2">
          <text:p text:style-name="P3"/>
        </draw:connector>
        <draw:connector draw:style-name="gr9" draw:text-style-name="P1" draw:layer="layout" draw:type="curve" svg:x1="16.371cm" svg:y1="3.308cm" svg:x2="17.294cm" svg:y2="5.044cm" draw:start-shape="id40" draw:start-glue-point="2" draw:end-shape="id41" draw:end-glue-point="0">
          <text:p text:style-name="P3"/>
        </draw:connector>
        <draw:connector draw:style-name="gr9" draw:text-style-name="P1" draw:layer="layout" draw:type="curve" svg:x1="11.774cm" svg:y1="10.497cm" svg:x2="3.49cm" svg:y2="12.698cm" draw:start-shape="id26" draw:start-glue-point="2" draw:end-shape="id32">
          <text:p text:style-name="P3"/>
        </draw:connector>
        <draw:connector draw:style-name="gr9" draw:text-style-name="P1" draw:layer="layout" draw:type="curve" svg:x1="27.588cm" svg:y1="10.098cm" svg:x2="27.458cm" svg:y2="12.207cm" draw:start-shape="id37" draw:start-glue-point="2" draw:end-shape="id39" draw:end-glue-point="0">
          <text:p text:style-name="P3"/>
        </draw:connector>
        <draw:connector draw:style-name="gr10" draw:text-style-name="P1" draw:layer="layout" draw:type="curve" svg:x1="8.052cm" svg:y1="9.083cm" svg:x2="7.168cm" svg:y2="9.593cm" draw:start-shape="id23" draw:start-glue-point="3" draw:end-shape="id24" draw:end-glue-point="1">
          <text:p text:style-name="P3"/>
        </draw:connector>
        <draw:connector draw:style-name="gr10" draw:text-style-name="P1" draw:layer="layout" draw:type="curve" svg:x1="23.837cm" svg:y1="8.652cm" svg:x2="22.336cm" svg:y2="9.132cm" draw:start-shape="id34" draw:start-glue-point="3" draw:end-shape="id35" draw:end-glue-point="1">
          <text:p text:style-name="P3"/>
        </draw:connector>
      </draw:page>
      <draw:page draw:name="page3" draw:style-name="dp1" draw:master-page-name="Default">
        <office:forms form:automatic-focus="false" form:apply-design-mode="false"/>
        <draw:custom-shape draw:style-name="gr1" draw:text-style-name="P1" draw:id="id43" draw:layer="layout" svg:width="2.076cm" svg:height="1.925cm" svg:x="7.366cm" svg:y="5.044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44" draw:layer="layout" svg:width="1.113cm" svg:height="1.143cm" svg:x="7.468cm" svg:y="8.542cm">
          <text:p text:style-name="P2">F</text:p>
        </draw:rect>
        <draw:rect draw:style-name="gr2" draw:text-style-name="P2" draw:id="id46" draw:layer="layout" svg:width="1.113cm" svg:height="1.143cm" svg:x="9.051cm" svg:y="8.572cm">
          <text:p text:style-name="P2">M</text:p>
        </draw:rect>
        <draw:rect draw:style-name="gr2" draw:text-style-name="P2" draw:id="id45" draw:layer="layout" svg:width="2.577cm" svg:height="2.043cm" svg:x="4.591cm" svg:y="8.572cm">
          <text:p text:style-name="P2">DOF</text:p>
          <text:p text:style-name="P2">x,v,<text:span text:style-name="T1">f</text:span>,a,...</text:p>
        </draw:rect>
        <draw:connector draw:style-name="gr3" draw:text-style-name="P1" draw:layer="layout" svg:x1="8.404cm" svg:y1="6.969cm" svg:x2="8.024cm" svg:y2="8.542cm" draw:start-shape="id43" draw:start-glue-point="2" draw:end-shape="id44" draw:end-glue-point="0">
          <text:p text:style-name="P3"/>
        </draw:connector>
        <draw:connector draw:style-name="gr3" draw:text-style-name="P1" draw:layer="layout" svg:x1="8.404cm" svg:y1="6.969cm" svg:x2="5.879cm" svg:y2="8.572cm" draw:start-shape="id43" draw:start-glue-point="2" draw:end-shape="id45" draw:end-glue-point="0">
          <text:p text:style-name="P3"/>
        </draw:connector>
        <draw:connector draw:style-name="gr3" draw:text-style-name="P1" draw:layer="layout" svg:x1="9.607cm" svg:y1="8.572cm" svg:x2="8.404cm" svg:y2="6.969cm" draw:start-shape="id46" draw:start-glue-point="0" draw:end-shape="id43" draw:end-glue-point="2">
          <text:p text:style-name="P3"/>
        </draw:connector>
        <draw:custom-shape draw:style-name="gr1" draw:text-style-name="P1" draw:id="id47" draw:layer="layout" svg:width="2.076cm" svg:height="1.925cm" svg:x="10.736cm" svg:y="8.572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8.404cm" svg:y1="6.969cm" svg:x2="11.774cm" svg:y2="8.572cm" draw:start-shape="id43" draw:start-glue-point="2" draw:end-shape="id47" draw:end-glue-point="0">
          <text:p text:style-name="P3"/>
        </draw:connector>
        <draw:rect draw:style-name="gr2" draw:text-style-name="P2" draw:id="id48" draw:layer="layout" svg:width="2.707cm" svg:height="2.348cm" svg:x="5.507cm" svg:y="12.697cm">
          <text:p text:style-name="P2">DOF</text:p>
          <text:p text:style-name="P2">x,v,<text:span text:style-name="T1">f</text:span>,a,...</text:p>
        </draw:rect>
        <draw:connector draw:style-name="gr3" draw:text-style-name="P1" draw:layer="layout" svg:x1="6.86cm" svg:y1="12.697cm" svg:x2="11.774cm" svg:y2="10.497cm" draw:start-shape="id48" draw:start-glue-point="0" draw:end-shape="id47" draw:end-glue-point="2">
          <text:p text:style-name="P3"/>
        </draw:connector>
        <draw:rect draw:style-name="gr2" draw:text-style-name="P2" draw:id="id49" draw:layer="layout" svg:width="1.443cm" svg:height="1.142cm" svg:x="8.913cm" svg:y="12.636cm">
          <text:p text:style-name="P2">Visu</text:p>
        </draw:rect>
        <draw:connector draw:style-name="gr3" draw:text-style-name="P1" draw:layer="layout" svg:x1="11.774cm" svg:y1="10.497cm" svg:x2="9.634cm" svg:y2="12.636cm" draw:start-shape="id47" draw:start-glue-point="2" draw:end-shape="id49" draw:end-glue-point="0">
          <text:p text:style-name="P3"/>
        </draw:connector>
        <draw:custom-shape draw:style-name="gr1" draw:text-style-name="P1" draw:id="id50" draw:layer="layout" svg:width="2.076cm" svg:height="1.925cm" svg:x="10.739cm" svg:y="12.636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11.774cm" svg:y1="10.497cm" svg:x2="11.777cm" svg:y2="12.636cm" draw:start-shape="id47" draw:start-glue-point="2" draw:end-shape="id50" draw:end-glue-point="0">
          <text:p text:style-name="P3"/>
        </draw:connector>
        <draw:rect draw:style-name="gr2" draw:text-style-name="P2" draw:id="id51" draw:layer="layout" svg:width="3.139cm" svg:height="2.061cm" svg:x="11.044cm" svg:y="16.307cm">
          <text:p text:style-name="P2">DOF</text:p>
          <text:p text:style-name="P2">x,v,<text:span text:style-name="T1">f</text:span>,a,...</text:p>
        </draw:rect>
        <draw:connector draw:style-name="gr3" draw:text-style-name="P1" draw:layer="layout" svg:x1="12.613cm" svg:y1="16.307cm" svg:x2="11.777cm" svg:y2="14.561cm" draw:start-shape="id51" draw:start-glue-point="0" draw:end-shape="id50" draw:end-glue-point="2">
          <text:p text:style-name="P3"/>
        </draw:connector>
        <draw:rect draw:style-name="gr2" draw:text-style-name="P2" draw:id="id53" draw:layer="layout" svg:width="2.769cm" svg:height="1.081cm" svg:x="2.106cm" svg:y="12.698cm">
          <text:p text:style-name="P2">Mapping</text:p>
        </draw:rect>
        <draw:rect draw:style-name="gr2" draw:text-style-name="P2" draw:id="id52" draw:layer="layout" svg:width="2.769cm" svg:height="1.081cm" svg:x="7.581cm" svg:y="16.277cm">
          <text:p text:style-name="P2">Mapping</text:p>
        </draw:rect>
        <draw:connector draw:style-name="gr3" draw:text-style-name="P1" draw:layer="layout" svg:x1="8.965cm" svg:y1="16.277cm" svg:x2="11.777cm" svg:y2="14.561cm" draw:start-shape="id52" draw:start-glue-point="0" draw:end-shape="id50" draw:end-glue-point="2">
          <text:p text:style-name="P3"/>
        </draw:connector>
        <draw:connector draw:style-name="gr3" draw:text-style-name="P1" draw:layer="layout" svg:x1="3.49cm" svg:y1="12.698cm" svg:x2="11.774cm" svg:y2="10.497cm" draw:start-shape="id53" draw:start-glue-point="0" draw:end-shape="id47" draw:end-glue-point="2">
          <text:p text:style-name="P3"/>
        </draw:connector>
        <draw:custom-shape draw:style-name="gr1" draw:text-style-name="P1" draw:id="id61" draw:layer="layout" svg:width="2.076cm" svg:height="1.925cm" svg:x="15.333cm" svg:y="1.383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 draw:text-style-name="P1" draw:id="id54" draw:layer="layout" svg:width="2.076cm" svg:height="1.925cm" svg:x="23.18cm" svg:y="5.044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55" draw:layer="layout" svg:width="1.113cm" svg:height="1.143cm" svg:x="23.375cm" svg:y="8.204cm">
          <text:p text:style-name="P2">F</text:p>
        </draw:rect>
        <draw:rect draw:style-name="gr2" draw:text-style-name="P2" draw:id="id57" draw:layer="layout" svg:width="1.113cm" svg:height="1.143cm" svg:x="24.865cm" svg:y="8.173cm">
          <text:p text:style-name="P2">M</text:p>
        </draw:rect>
        <draw:rect draw:style-name="gr2" draw:text-style-name="P2" draw:id="id56" draw:layer="layout" svg:width="2.577cm" svg:height="1.98cm" svg:x="20.405cm" svg:y="8.173cm">
          <text:p text:style-name="P2">DOF</text:p>
          <text:p text:style-name="P2">x,v,<text:span text:style-name="T1">f</text:span>,a</text:p>
        </draw:rect>
        <draw:connector draw:style-name="gr3" draw:text-style-name="P1" draw:layer="layout" svg:x1="24.218cm" svg:y1="6.969cm" svg:x2="23.931cm" svg:y2="8.204cm" draw:start-shape="id54" draw:start-glue-point="2" draw:end-shape="id55" draw:end-glue-point="0">
          <text:p text:style-name="P3"/>
        </draw:connector>
        <draw:connector draw:style-name="gr3" draw:text-style-name="P1" draw:layer="layout" svg:x1="24.218cm" svg:y1="6.969cm" svg:x2="21.693cm" svg:y2="8.173cm" draw:start-shape="id54" draw:start-glue-point="2" draw:end-shape="id56" draw:end-glue-point="0">
          <text:p text:style-name="P3"/>
        </draw:connector>
        <draw:connector draw:style-name="gr3" draw:text-style-name="P1" draw:layer="layout" svg:x1="25.421cm" svg:y1="8.173cm" svg:x2="24.218cm" svg:y2="6.969cm" draw:start-shape="id57" draw:start-glue-point="0" draw:end-shape="id54" draw:end-glue-point="2">
          <text:p text:style-name="P3"/>
        </draw:connector>
        <draw:custom-shape draw:style-name="gr1" draw:text-style-name="P1" draw:id="id58" draw:layer="layout" svg:width="2.076cm" svg:height="1.925cm" svg:x="26.55cm" svg:y="8.173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24.218cm" svg:y1="6.969cm" svg:x2="27.588cm" svg:y2="8.173cm" draw:start-shape="id54" draw:start-glue-point="2" draw:end-shape="id58" draw:end-glue-point="0">
          <text:p text:style-name="P3"/>
        </draw:connector>
        <draw:rect draw:style-name="gr2" draw:text-style-name="P2" draw:id="id59" draw:layer="layout" svg:width="2.644cm" svg:height="2.04cm" svg:x="22.676cm" svg:y="12.205cm">
          <text:p text:style-name="P2">DOF</text:p>
          <text:p text:style-name="P2">x,v,<text:span text:style-name="T1">f</text:span>,a,...</text:p>
        </draw:rect>
        <draw:connector draw:style-name="gr3" draw:text-style-name="P1" draw:layer="layout" svg:x1="23.998cm" svg:y1="12.205cm" svg:x2="27.588cm" svg:y2="10.098cm" draw:start-shape="id59" draw:start-glue-point="0" draw:end-shape="id58" draw:end-glue-point="2">
          <text:p text:style-name="P3"/>
        </draw:connector>
        <draw:rect draw:style-name="gr2" draw:text-style-name="P2" draw:id="id60" draw:layer="layout" svg:width="2.769cm" svg:height="1.081cm" svg:x="26.074cm" svg:y="12.207cm">
          <text:p text:style-name="P2">Mapping</text:p>
        </draw:rect>
        <draw:connector draw:style-name="gr3" draw:text-style-name="P1" draw:layer="layout" svg:x1="27.458cm" svg:y1="12.207cm" svg:x2="27.588cm" svg:y2="10.098cm" draw:start-shape="id60" draw:start-glue-point="0" draw:end-shape="id58" draw:end-glue-point="2">
          <text:p text:style-name="P3"/>
        </draw:connector>
        <draw:rect draw:style-name="gr2" draw:text-style-name="P2" draw:id="id62" draw:layer="layout" svg:width="2.392cm" svg:height="2.166cm" svg:x="16.098cm" svg:y="5.044cm">
          <text:p text:style-name="P2">Contact</text:p>
          <text:p text:style-name="P2">Force</text:p>
        </draw:rect>
        <draw:rect draw:style-name="gr4" draw:text-style-name="P2" draw:id="id63" draw:layer="layout" svg:width="4.422cm" svg:height="3.119cm" svg:x="0.807cm" svg:y="4.972cm">
          <text:p text:style-name="P2">Solver</text:p>
          <text:p text:style-name="P2"><text:span text:style-name="T2">x,v,</text:span><text:span text:style-name="T3">f</text:span><text:span text:style-name="T2">,a,...</text:span></text:p>
          <text:p text:style-name="P2"/>
        </draw:rect>
        <draw:connector draw:style-name="gr3" draw:text-style-name="P1" draw:layer="layout" svg:x1="8.404cm" svg:y1="5.044cm" svg:x2="16.371cm" svg:y2="3.308cm" draw:start-shape="id43" draw:start-glue-point="0" draw:end-shape="id61" draw:end-glue-point="2">
          <text:p text:style-name="P3"/>
        </draw:connector>
        <draw:connector draw:style-name="gr5" draw:text-style-name="P1" draw:layer="layout" svg:x1="16.371cm" svg:y1="3.308cm" svg:x2="17.294cm" svg:y2="5.044cm" draw:start-shape="id61" draw:start-glue-point="2" draw:end-shape="id62" draw:end-glue-point="0">
          <text:p text:style-name="P3"/>
        </draw:connector>
        <draw:connector draw:style-name="gr5" draw:text-style-name="P1" draw:layer="layout" svg:x1="16.371cm" svg:y1="3.308cm" svg:x2="24.218cm" svg:y2="5.044cm" draw:start-shape="id61" draw:start-glue-point="2" draw:end-shape="id54" draw:end-glue-point="0">
          <text:p text:style-name="P3"/>
        </draw:connector>
        <draw:connector draw:style-name="gr6" draw:text-style-name="P1" draw:layer="layout" draw:type="curve" svg:x1="17.294cm" svg:y1="7.21cm" svg:x2="14.183cm" svg:y2="17.337cm" draw:start-shape="id62" draw:start-glue-point="2" draw:end-shape="id51" draw:end-glue-point="1">
          <text:p text:style-name="P3"/>
        </draw:connector>
        <draw:connector draw:style-name="gr6" draw:text-style-name="P1" draw:layer="layout" draw:type="curve" svg:x1="17.294cm" svg:y1="7.21cm" svg:x2="22.676cm" svg:y2="13.225cm" draw:start-shape="id62" draw:start-glue-point="2" draw:end-shape="id59" draw:end-glue-point="3">
          <text:p text:style-name="P3"/>
        </draw:connector>
        <draw:connector draw:style-name="gr5" draw:text-style-name="P1" draw:layer="layout" svg:x1="3.018cm" svg:y1="4.972cm" svg:x2="16.371cm" svg:y2="3.308cm" draw:start-shape="id63" draw:start-glue-point="0" draw:end-shape="id61" draw:end-glue-point="2">
          <text:p text:style-name="P3"/>
        </draw:connector>
        <draw:connector draw:style-name="gr7" draw:text-style-name="P1" draw:layer="layout" draw:type="curve" svg:x1="3.018cm" svg:y1="4.972cm" svg:x2="15.333cm" svg:y2="2.345cm" draw:start-shape="id63" draw:start-glue-point="0" draw:end-shape="id61" draw:end-glue-point="3">
          <text:p text:style-name="P3"/>
        </draw:connector>
        <draw:frame draw:style-name="gr8" draw:text-style-name="P4" draw:layer="layout" svg:width="7.614cm" svg:height="1.297cm" svg:x="2.769cm" svg:y="1.107cm">
          <draw:text-box>
            <text:p text:style-name="P3"><text:span text:style-name="T1">applyInteractionForces(f)</text:span></text:p>
          </draw:text-box>
        </draw:frame>
        <draw:connector draw:style-name="gr9" draw:text-style-name="P1" draw:layer="layout" draw:type="curve" svg:x1="16.371cm" svg:y1="3.308cm" svg:x2="17.294cm" svg:y2="5.044cm" draw:start-shape="id61" draw:start-glue-point="2" draw:end-shape="id62">
          <text:p text:style-name="P3"/>
        </draw:connector>
        <draw:connector draw:style-name="gr10" draw:text-style-name="P1" draw:layer="layout" draw:type="curve" svg:x1="17.294cm" svg:y1="7.21cm" svg:x2="14.183cm" svg:y2="17.337cm" draw:start-shape="id62" draw:start-glue-point="2" draw:end-shape="id51" draw:end-glue-point="1">
          <text:p text:style-name="P3"/>
        </draw:connector>
        <draw:connector draw:style-name="gr10" draw:text-style-name="P1" draw:layer="layout" draw:type="curve" svg:x1="17.294cm" svg:y1="7.21cm" svg:x2="22.676cm" svg:y2="13.225cm" draw:start-shape="id62" draw:start-glue-point="2" draw:end-shape="id59" draw:end-glue-point="3">
          <text:p text:style-name="P3"/>
        </draw:connector>
      </draw:page>
      <draw:page draw:name="page4" draw:style-name="dp1" draw:master-page-name="Default">
        <office:forms form:automatic-focus="false" form:apply-design-mode="false"/>
        <draw:custom-shape draw:style-name="gr1" draw:text-style-name="P1" draw:id="id64" draw:layer="layout" svg:width="2.076cm" svg:height="1.925cm" svg:x="7.366cm" svg:y="5.045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65" draw:layer="layout" svg:width="1.113cm" svg:height="1.143cm" svg:x="7.468cm" svg:y="8.543cm">
          <text:p text:style-name="P2">F</text:p>
        </draw:rect>
        <draw:rect draw:style-name="gr2" draw:text-style-name="P2" draw:id="id67" draw:layer="layout" svg:width="1.113cm" svg:height="1.143cm" svg:x="9.051cm" svg:y="8.573cm">
          <text:p text:style-name="P2">M</text:p>
        </draw:rect>
        <draw:rect draw:style-name="gr2" draw:text-style-name="P2" draw:id="id66" draw:layer="layout" svg:width="2.577cm" svg:height="2.043cm" svg:x="4.591cm" svg:y="8.573cm">
          <text:p text:style-name="P2">DOF</text:p>
          <text:p text:style-name="P2">x,v,<text:span text:style-name="T1">f</text:span>,<text:span text:style-name="T1">a</text:span>,...</text:p>
        </draw:rect>
        <draw:connector draw:style-name="gr3" draw:text-style-name="P1" draw:layer="layout" svg:x1="8.404cm" svg:y1="6.97cm" svg:x2="8.024cm" svg:y2="8.543cm" draw:start-shape="id64" draw:start-glue-point="2" draw:end-shape="id65" draw:end-glue-point="0">
          <text:p text:style-name="P3"/>
        </draw:connector>
        <draw:connector draw:style-name="gr3" draw:text-style-name="P1" draw:layer="layout" svg:x1="8.404cm" svg:y1="6.97cm" svg:x2="5.879cm" svg:y2="8.573cm" draw:start-shape="id64" draw:start-glue-point="2" draw:end-shape="id66" draw:end-glue-point="0">
          <text:p text:style-name="P3"/>
        </draw:connector>
        <draw:connector draw:style-name="gr3" draw:text-style-name="P1" draw:layer="layout" svg:x1="9.607cm" svg:y1="8.573cm" svg:x2="8.404cm" svg:y2="6.97cm" draw:start-shape="id67" draw:start-glue-point="0" draw:end-shape="id64" draw:end-glue-point="2">
          <text:p text:style-name="P3"/>
        </draw:connector>
        <draw:custom-shape draw:style-name="gr1" draw:text-style-name="P1" draw:id="id68" draw:layer="layout" svg:width="2.076cm" svg:height="1.925cm" svg:x="10.736cm" svg:y="8.573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8.404cm" svg:y1="6.97cm" svg:x2="11.774cm" svg:y2="8.573cm" draw:start-shape="id64" draw:start-glue-point="2" draw:end-shape="id68" draw:end-glue-point="0">
          <text:p text:style-name="P3"/>
        </draw:connector>
        <draw:rect draw:style-name="gr2" draw:text-style-name="P2" draw:id="id69" draw:layer="layout" svg:width="2.707cm" svg:height="2.348cm" svg:x="5.507cm" svg:y="12.698cm">
          <text:p text:style-name="P2">DOF</text:p>
          <text:p text:style-name="P2">x,v,<text:span text:style-name="T4">f</text:span>,a,...</text:p>
        </draw:rect>
        <draw:connector draw:style-name="gr3" draw:text-style-name="P1" draw:layer="layout" svg:x1="6.86cm" svg:y1="12.698cm" svg:x2="11.774cm" svg:y2="10.498cm" draw:start-shape="id69" draw:start-glue-point="0" draw:end-shape="id68" draw:end-glue-point="2">
          <text:p text:style-name="P3"/>
        </draw:connector>
        <draw:rect draw:style-name="gr2" draw:text-style-name="P2" draw:id="id70" draw:layer="layout" svg:width="1.443cm" svg:height="1.142cm" svg:x="8.913cm" svg:y="12.637cm">
          <text:p text:style-name="P2">Visu</text:p>
        </draw:rect>
        <draw:connector draw:style-name="gr3" draw:text-style-name="P1" draw:layer="layout" svg:x1="11.774cm" svg:y1="10.498cm" svg:x2="9.634cm" svg:y2="12.637cm" draw:start-shape="id68" draw:start-glue-point="2" draw:end-shape="id70" draw:end-glue-point="0">
          <text:p text:style-name="P3"/>
        </draw:connector>
        <draw:custom-shape draw:style-name="gr1" draw:text-style-name="P1" draw:id="id71" draw:layer="layout" svg:width="2.076cm" svg:height="1.925cm" svg:x="10.739cm" svg:y="12.637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11.774cm" svg:y1="10.498cm" svg:x2="11.777cm" svg:y2="12.637cm" draw:start-shape="id68" draw:start-glue-point="2" draw:end-shape="id71" draw:end-glue-point="0">
          <text:p text:style-name="P3"/>
        </draw:connector>
        <draw:rect draw:style-name="gr2" draw:text-style-name="P2" draw:id="id72" draw:layer="layout" svg:width="3.139cm" svg:height="2.061cm" svg:x="11.044cm" svg:y="16.308cm">
          <text:p text:style-name="P2">DOF</text:p>
          <text:p text:style-name="P2">x,v,<text:span text:style-name="T4">f</text:span>,a,...</text:p>
        </draw:rect>
        <draw:connector draw:style-name="gr3" draw:text-style-name="P1" draw:layer="layout" svg:x1="12.613cm" svg:y1="16.308cm" svg:x2="11.777cm" svg:y2="14.562cm" draw:start-shape="id72" draw:start-glue-point="0" draw:end-shape="id71" draw:end-glue-point="2">
          <text:p text:style-name="P3"/>
        </draw:connector>
        <draw:rect draw:style-name="gr2" draw:text-style-name="P2" draw:id="id74" draw:layer="layout" svg:width="2.769cm" svg:height="1.081cm" svg:x="2.106cm" svg:y="12.699cm">
          <text:p text:style-name="P2">Mapping</text:p>
        </draw:rect>
        <draw:rect draw:style-name="gr2" draw:text-style-name="P2" draw:id="id73" draw:layer="layout" svg:width="2.769cm" svg:height="1.081cm" svg:x="7.581cm" svg:y="16.278cm">
          <text:p text:style-name="P2">Mapping</text:p>
        </draw:rect>
        <draw:connector draw:style-name="gr3" draw:text-style-name="P1" draw:layer="layout" svg:x1="8.965cm" svg:y1="16.278cm" svg:x2="11.777cm" svg:y2="14.562cm" draw:start-shape="id73" draw:start-glue-point="0" draw:end-shape="id71" draw:end-glue-point="2">
          <text:p text:style-name="P3"/>
        </draw:connector>
        <draw:connector draw:style-name="gr3" draw:text-style-name="P1" draw:layer="layout" svg:x1="3.49cm" svg:y1="12.699cm" svg:x2="11.774cm" svg:y2="10.498cm" draw:start-shape="id74" draw:start-glue-point="0" draw:end-shape="id68" draw:end-glue-point="2">
          <text:p text:style-name="P3"/>
        </draw:connector>
        <draw:custom-shape draw:style-name="gr1" draw:text-style-name="P1" draw:id="id82" draw:layer="layout" svg:width="2.076cm" svg:height="1.925cm" svg:x="15.333cm" svg:y="1.384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 draw:text-style-name="P1" draw:id="id75" draw:layer="layout" svg:width="2.076cm" svg:height="1.925cm" svg:x="23.18cm" svg:y="5.045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76" draw:layer="layout" svg:width="1.113cm" svg:height="1.143cm" svg:x="23.375cm" svg:y="8.205cm">
          <text:p text:style-name="P2">F</text:p>
        </draw:rect>
        <draw:rect draw:style-name="gr2" draw:text-style-name="P2" draw:id="id78" draw:layer="layout" svg:width="1.113cm" svg:height="1.143cm" svg:x="24.865cm" svg:y="8.174cm">
          <text:p text:style-name="P2">M</text:p>
        </draw:rect>
        <draw:rect draw:style-name="gr2" draw:text-style-name="P2" draw:id="id77" draw:layer="layout" svg:width="2.577cm" svg:height="1.98cm" svg:x="20.405cm" svg:y="8.174cm">
          <text:p text:style-name="P2">DOF</text:p>
          <text:p text:style-name="P2">x,v,<text:span text:style-name="T1">f</text:span>,<text:span text:style-name="T1">a</text:span></text:p>
        </draw:rect>
        <draw:connector draw:style-name="gr3" draw:text-style-name="P1" draw:layer="layout" svg:x1="24.218cm" svg:y1="6.97cm" svg:x2="23.931cm" svg:y2="8.205cm" draw:start-shape="id75" draw:start-glue-point="2" draw:end-shape="id76" draw:end-glue-point="0">
          <text:p text:style-name="P3"/>
        </draw:connector>
        <draw:connector draw:style-name="gr3" draw:text-style-name="P1" draw:layer="layout" svg:x1="24.218cm" svg:y1="6.97cm" svg:x2="21.693cm" svg:y2="8.174cm" draw:start-shape="id75" draw:start-glue-point="2" draw:end-shape="id77" draw:end-glue-point="0">
          <text:p text:style-name="P3"/>
        </draw:connector>
        <draw:connector draw:style-name="gr3" draw:text-style-name="P1" draw:layer="layout" svg:x1="25.421cm" svg:y1="8.174cm" svg:x2="24.218cm" svg:y2="6.97cm" draw:start-shape="id78" draw:start-glue-point="0" draw:end-shape="id75" draw:end-glue-point="2">
          <text:p text:style-name="P3"/>
        </draw:connector>
        <draw:custom-shape draw:style-name="gr1" draw:text-style-name="P1" draw:id="id79" draw:layer="layout" svg:width="2.076cm" svg:height="1.925cm" svg:x="26.55cm" svg:y="8.174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24.218cm" svg:y1="6.97cm" svg:x2="27.588cm" svg:y2="8.174cm" draw:start-shape="id75" draw:start-glue-point="2" draw:end-shape="id79" draw:end-glue-point="0">
          <text:p text:style-name="P3"/>
        </draw:connector>
        <draw:rect draw:style-name="gr2" draw:text-style-name="P2" draw:id="id80" draw:layer="layout" svg:width="2.644cm" svg:height="2.04cm" svg:x="22.676cm" svg:y="12.206cm">
          <text:p text:style-name="P2">DOF</text:p>
          <text:p text:style-name="P2">x,v,<text:span text:style-name="T4">f</text:span>,a,...</text:p>
        </draw:rect>
        <draw:connector draw:style-name="gr3" draw:text-style-name="P1" draw:layer="layout" svg:x1="23.998cm" svg:y1="12.206cm" svg:x2="27.588cm" svg:y2="10.099cm" draw:start-shape="id80" draw:start-glue-point="0" draw:end-shape="id79" draw:end-glue-point="2">
          <text:p text:style-name="P3"/>
        </draw:connector>
        <draw:rect draw:style-name="gr2" draw:text-style-name="P2" draw:id="id81" draw:layer="layout" svg:width="2.769cm" svg:height="1.081cm" svg:x="26.074cm" svg:y="12.208cm">
          <text:p text:style-name="P2">Mapping</text:p>
        </draw:rect>
        <draw:connector draw:style-name="gr3" draw:text-style-name="P1" draw:layer="layout" svg:x1="27.458cm" svg:y1="12.208cm" svg:x2="27.588cm" svg:y2="10.099cm" draw:start-shape="id81" draw:start-glue-point="0" draw:end-shape="id79" draw:end-glue-point="2">
          <text:p text:style-name="P3"/>
        </draw:connector>
        <draw:rect draw:style-name="gr2" draw:text-style-name="P2" draw:id="id83" draw:layer="layout" svg:width="2.392cm" svg:height="2.166cm" svg:x="16.098cm" svg:y="5.045cm">
          <text:p text:style-name="P2">Contact</text:p>
          <text:p text:style-name="P2">Force</text:p>
        </draw:rect>
        <draw:rect draw:style-name="gr4" draw:text-style-name="P2" draw:id="id84" draw:layer="layout" svg:width="4.422cm" svg:height="3.119cm" svg:x="0.807cm" svg:y="4.973cm">
          <text:p text:style-name="P2">Solver</text:p>
          <text:p text:style-name="P2"><text:span text:style-name="T2">x,v,</text:span><text:span text:style-name="T3">f,a</text:span><text:span text:style-name="T2">,...</text:span></text:p>
          <text:p text:style-name="P2"/>
        </draw:rect>
        <draw:connector draw:style-name="gr3" draw:text-style-name="P1" draw:layer="layout" svg:x1="8.404cm" svg:y1="5.045cm" svg:x2="16.371cm" svg:y2="3.309cm" draw:start-shape="id64" draw:start-glue-point="0" draw:end-shape="id82" draw:end-glue-point="2">
          <text:p text:style-name="P3"/>
        </draw:connector>
        <draw:connector draw:style-name="gr5" draw:text-style-name="P1" draw:layer="layout" svg:x1="16.371cm" svg:y1="3.309cm" svg:x2="17.294cm" svg:y2="5.045cm" draw:start-shape="id82" draw:start-glue-point="2" draw:end-shape="id83" draw:end-glue-point="0">
          <text:p text:style-name="P3"/>
        </draw:connector>
        <draw:connector draw:style-name="gr5" draw:text-style-name="P1" draw:layer="layout" svg:x1="16.371cm" svg:y1="3.309cm" svg:x2="24.218cm" svg:y2="5.045cm" draw:start-shape="id82" draw:start-glue-point="2" draw:end-shape="id75" draw:end-glue-point="0">
          <text:p text:style-name="P3"/>
        </draw:connector>
        <draw:connector draw:style-name="gr6" draw:text-style-name="P1" draw:layer="layout" draw:type="curve" svg:x1="17.294cm" svg:y1="7.211cm" svg:x2="14.183cm" svg:y2="17.338cm" draw:start-shape="id83" draw:start-glue-point="2" draw:end-shape="id72" draw:end-glue-point="1">
          <text:p text:style-name="P3"/>
        </draw:connector>
        <draw:connector draw:style-name="gr6" draw:text-style-name="P1" draw:layer="layout" draw:type="curve" svg:x1="17.294cm" svg:y1="7.211cm" svg:x2="22.676cm" svg:y2="13.226cm" draw:start-shape="id83" draw:start-glue-point="2" draw:end-shape="id80" draw:end-glue-point="3">
          <text:p text:style-name="P3"/>
        </draw:connector>
        <draw:connector draw:style-name="gr5" draw:text-style-name="P1" draw:layer="layout" svg:x1="3.018cm" svg:y1="4.973cm" svg:x2="16.371cm" svg:y2="3.309cm" draw:start-shape="id84" draw:start-glue-point="0" draw:end-shape="id82" draw:end-glue-point="2">
          <text:p text:style-name="P3"/>
        </draw:connector>
        <draw:connector draw:style-name="gr7" draw:text-style-name="P1" draw:layer="layout" draw:type="curve" svg:x1="3.018cm" svg:y1="4.973cm" svg:x2="15.333cm" svg:y2="2.346cm" draw:start-shape="id84" draw:start-glue-point="0" draw:end-shape="id82" draw:end-glue-point="3">
          <text:p text:style-name="P3"/>
        </draw:connector>
        <draw:frame draw:style-name="gr8" draw:text-style-name="P4" draw:layer="layout" svg:width="7.966cm" svg:height="1.297cm" svg:x="2.769cm" svg:y="1.108cm">
          <draw:text-box>
            <text:p text:style-name="P3"><text:span text:style-name="T1">computeAccelerations(a,f)</text:span></text:p>
          </draw:text-box>
        </draw:frame>
        <draw:connector draw:style-name="gr9" draw:text-style-name="P1" draw:layer="layout" draw:type="curve" svg:x1="16.371cm" svg:y1="3.309cm" svg:x2="8.404cm" svg:y2="5.045cm" draw:start-shape="id82" draw:start-glue-point="2" draw:end-shape="id64" draw:end-glue-point="0">
          <text:p text:style-name="P3"/>
        </draw:connector>
        <draw:connector draw:style-name="gr10" draw:text-style-name="P1" draw:layer="layout" draw:type="curve" draw:line-skew="0cm -0.988cm" svg:x1="9.607cm" svg:y1="9.716cm" svg:x2="7.168cm" svg:y2="9.594cm" draw:start-shape="id67" draw:start-glue-point="2" draw:end-shape="id66" draw:end-glue-point="1">
          <text:p text:style-name="P3"/>
        </draw:connector>
        <draw:connector draw:style-name="gr10" draw:text-style-name="P1" draw:layer="layout" draw:type="curve" draw:line-skew="0cm -0.763cm" svg:x1="25.421cm" svg:y1="9.317cm" svg:x2="22.982cm" svg:y2="9.164cm" draw:start-shape="id78" draw:start-glue-point="2" draw:end-shape="id77" draw:end-glue-point="1">
          <text:p text:style-name="P3"/>
        </draw:connector>
        <draw:connector draw:style-name="gr9" draw:text-style-name="P1" draw:layer="layout" draw:type="curve" svg:x1="16.372cm" svg:y1="3.309cm" svg:x2="24.218cm" svg:y2="5.045cm" draw:end-shape="id75" draw:end-glue-point="0">
          <text:p text:style-name="P3"/>
        </draw:connector>
        <draw:connector draw:style-name="gr9" draw:text-style-name="P1" draw:layer="layout" draw:type="curve" draw:line-skew="-0.356cm" svg:x1="8.404cm" svg:y1="6.97cm" svg:x2="11.774cm" svg:y2="8.573cm" draw:start-shape="id64" draw:start-glue-point="2" draw:end-shape="id68" draw:end-glue-point="0">
          <text:p text:style-name="P3"/>
        </draw:connector>
        <draw:connector draw:style-name="gr9" draw:text-style-name="P1" draw:layer="layout" draw:type="curve" svg:x1="11.774cm" svg:y1="10.498cm" svg:x2="11.777cm" svg:y2="12.637cm" draw:start-shape="id68" draw:start-glue-point="2" draw:end-shape="id71" draw:end-glue-point="0">
          <text:p text:style-name="P3"/>
        </draw:connector>
        <draw:connector draw:style-name="gr9" draw:text-style-name="P1" draw:layer="layout" draw:type="curve" draw:line-skew="-0.433cm" svg:x1="24.218cm" svg:y1="6.97cm" svg:x2="27.588cm" svg:y2="8.174cm" draw:start-shape="id75" draw:start-glue-point="2" draw:end-shape="id79" draw:end-glue-point="0">
          <text:p text:style-name="P3"/>
        </draw:connector>
        <draw:connector draw:style-name="gr9" draw:text-style-name="P1" draw:layer="layout" draw:type="curve" svg:x1="8.404cm" svg:y1="6.971cm" svg:x2="9.607cm" svg:y2="8.573cm" draw:end-shape="id67">
          <text:p text:style-name="P3"/>
        </draw:connector>
        <draw:connector draw:style-name="gr9" draw:text-style-name="P1" draw:layer="layout" draw:type="curve" svg:x1="24.218cm" svg:y1="6.97cm" svg:x2="25.421cm" svg:y2="8.174cm" draw:end-shape="id78" draw:end-glue-point="0">
          <text:p text:style-name="P3"/>
        </draw:connector>
      </draw:page>
      <draw:page draw:name="page5" draw:style-name="dp1" draw:master-page-name="Default">
        <office:forms form:automatic-focus="false" form:apply-design-mode="false"/>
        <draw:custom-shape draw:style-name="gr1" draw:text-style-name="P1" draw:id="id85" draw:layer="layout" svg:width="2.076cm" svg:height="1.925cm" svg:x="7.366cm" svg:y="5.046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86" draw:layer="layout" svg:width="1.113cm" svg:height="1.143cm" svg:x="7.468cm" svg:y="8.544cm">
          <text:p text:style-name="P2">F</text:p>
        </draw:rect>
        <draw:rect draw:style-name="gr2" draw:text-style-name="P2" draw:id="id88" draw:layer="layout" svg:width="1.113cm" svg:height="1.143cm" svg:x="9.051cm" svg:y="8.574cm">
          <text:p text:style-name="P2">M</text:p>
        </draw:rect>
        <draw:rect draw:style-name="gr2" draw:text-style-name="P2" draw:id="id87" draw:layer="layout" svg:width="2.577cm" svg:height="2.043cm" svg:x="4.591cm" svg:y="8.574cm">
          <text:p text:style-name="P2">DOF</text:p>
          <text:p text:style-name="P2">x,<text:span text:style-name="T1">v</text:span>,<text:span text:style-name="T4">f</text:span>,<text:span text:style-name="T1">a</text:span>,...</text:p>
        </draw:rect>
        <draw:connector draw:style-name="gr3" draw:text-style-name="P1" draw:layer="layout" svg:x1="8.404cm" svg:y1="6.971cm" svg:x2="8.024cm" svg:y2="8.544cm" draw:start-shape="id85" draw:start-glue-point="2" draw:end-shape="id86" draw:end-glue-point="0">
          <text:p text:style-name="P3"/>
        </draw:connector>
        <draw:connector draw:style-name="gr3" draw:text-style-name="P1" draw:layer="layout" svg:x1="8.404cm" svg:y1="6.971cm" svg:x2="5.879cm" svg:y2="8.574cm" draw:start-shape="id85" draw:start-glue-point="2" draw:end-shape="id87" draw:end-glue-point="0">
          <text:p text:style-name="P3"/>
        </draw:connector>
        <draw:connector draw:style-name="gr3" draw:text-style-name="P1" draw:layer="layout" svg:x1="9.607cm" svg:y1="8.574cm" svg:x2="8.404cm" svg:y2="6.971cm" draw:start-shape="id88" draw:start-glue-point="0" draw:end-shape="id85" draw:end-glue-point="2">
          <text:p text:style-name="P3"/>
        </draw:connector>
        <draw:custom-shape draw:style-name="gr1" draw:text-style-name="P1" draw:id="id89" draw:layer="layout" svg:width="2.076cm" svg:height="1.925cm" svg:x="10.736cm" svg:y="8.574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8.404cm" svg:y1="6.971cm" svg:x2="11.774cm" svg:y2="8.574cm" draw:start-shape="id85" draw:start-glue-point="2" draw:end-shape="id89" draw:end-glue-point="0">
          <text:p text:style-name="P3"/>
        </draw:connector>
        <draw:rect draw:style-name="gr2" draw:text-style-name="P2" draw:id="id90" draw:layer="layout" svg:width="2.707cm" svg:height="2.348cm" svg:x="5.507cm" svg:y="12.699cm">
          <text:p text:style-name="P2">DOF</text:p>
          <text:p text:style-name="P2">x,v,<text:span text:style-name="T4">f</text:span>,a,...</text:p>
        </draw:rect>
        <draw:connector draw:style-name="gr3" draw:text-style-name="P1" draw:layer="layout" svg:x1="6.86cm" svg:y1="12.699cm" svg:x2="11.774cm" svg:y2="10.499cm" draw:start-shape="id90" draw:start-glue-point="0" draw:end-shape="id89" draw:end-glue-point="2">
          <text:p text:style-name="P3"/>
        </draw:connector>
        <draw:rect draw:style-name="gr2" draw:text-style-name="P2" draw:id="id91" draw:layer="layout" svg:width="1.443cm" svg:height="1.142cm" svg:x="8.913cm" svg:y="12.638cm">
          <text:p text:style-name="P2">Visu</text:p>
        </draw:rect>
        <draw:connector draw:style-name="gr3" draw:text-style-name="P1" draw:layer="layout" svg:x1="11.774cm" svg:y1="10.499cm" svg:x2="9.634cm" svg:y2="12.638cm" draw:start-shape="id89" draw:start-glue-point="2" draw:end-shape="id91" draw:end-glue-point="0">
          <text:p text:style-name="P3"/>
        </draw:connector>
        <draw:custom-shape draw:style-name="gr1" draw:text-style-name="P1" draw:id="id92" draw:layer="layout" svg:width="2.076cm" svg:height="1.925cm" svg:x="10.739cm" svg:y="12.638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11.774cm" svg:y1="10.499cm" svg:x2="11.777cm" svg:y2="12.638cm" draw:start-shape="id89" draw:start-glue-point="2" draw:end-shape="id92" draw:end-glue-point="0">
          <text:p text:style-name="P3"/>
        </draw:connector>
        <draw:rect draw:style-name="gr2" draw:text-style-name="P2" draw:id="id93" draw:layer="layout" svg:width="3.139cm" svg:height="2.061cm" svg:x="11.044cm" svg:y="16.309cm">
          <text:p text:style-name="P2">DOF</text:p>
          <text:p text:style-name="P2">x,v,<text:span text:style-name="T4">f</text:span>,a,...</text:p>
        </draw:rect>
        <draw:connector draw:style-name="gr3" draw:text-style-name="P1" draw:layer="layout" svg:x1="12.613cm" svg:y1="16.309cm" svg:x2="11.777cm" svg:y2="14.563cm" draw:start-shape="id93" draw:start-glue-point="0" draw:end-shape="id92" draw:end-glue-point="2">
          <text:p text:style-name="P3"/>
        </draw:connector>
        <draw:rect draw:style-name="gr2" draw:text-style-name="P2" draw:id="id95" draw:layer="layout" svg:width="2.769cm" svg:height="1.081cm" svg:x="2.106cm" svg:y="12.7cm">
          <text:p text:style-name="P2">Mapping</text:p>
        </draw:rect>
        <draw:rect draw:style-name="gr2" draw:text-style-name="P2" draw:id="id94" draw:layer="layout" svg:width="2.769cm" svg:height="1.081cm" svg:x="7.581cm" svg:y="16.279cm">
          <text:p text:style-name="P2">Mapping</text:p>
        </draw:rect>
        <draw:connector draw:style-name="gr3" draw:text-style-name="P1" draw:layer="layout" svg:x1="8.965cm" svg:y1="16.279cm" svg:x2="11.777cm" svg:y2="14.563cm" draw:start-shape="id94" draw:start-glue-point="0" draw:end-shape="id92" draw:end-glue-point="2">
          <text:p text:style-name="P3"/>
        </draw:connector>
        <draw:connector draw:style-name="gr3" draw:text-style-name="P1" draw:layer="layout" svg:x1="3.49cm" svg:y1="12.7cm" svg:x2="11.774cm" svg:y2="10.499cm" draw:start-shape="id95" draw:start-glue-point="0" draw:end-shape="id89" draw:end-glue-point="2">
          <text:p text:style-name="P3"/>
        </draw:connector>
        <draw:custom-shape draw:style-name="gr1" draw:text-style-name="P1" draw:id="id103" draw:layer="layout" svg:width="2.076cm" svg:height="1.925cm" svg:x="15.333cm" svg:y="1.385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 draw:text-style-name="P1" draw:id="id96" draw:layer="layout" svg:width="2.076cm" svg:height="1.925cm" svg:x="23.18cm" svg:y="5.046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97" draw:layer="layout" svg:width="1.113cm" svg:height="1.143cm" svg:x="23.375cm" svg:y="8.206cm">
          <text:p text:style-name="P2">F</text:p>
        </draw:rect>
        <draw:rect draw:style-name="gr2" draw:text-style-name="P2" draw:id="id99" draw:layer="layout" svg:width="1.113cm" svg:height="1.143cm" svg:x="24.865cm" svg:y="8.175cm">
          <text:p text:style-name="P2">M</text:p>
        </draw:rect>
        <draw:rect draw:style-name="gr2" draw:text-style-name="P2" draw:id="id98" draw:layer="layout" svg:width="2.577cm" svg:height="1.98cm" svg:x="20.405cm" svg:y="8.175cm">
          <text:p text:style-name="P2">DOF</text:p>
          <text:p text:style-name="P2">x,<text:span text:style-name="T1">v</text:span>,<text:span text:style-name="T4">f</text:span>,<text:span text:style-name="T1">a</text:span></text:p>
        </draw:rect>
        <draw:connector draw:style-name="gr3" draw:text-style-name="P1" draw:layer="layout" svg:x1="24.218cm" svg:y1="6.971cm" svg:x2="23.931cm" svg:y2="8.206cm" draw:start-shape="id96" draw:start-glue-point="2" draw:end-shape="id97" draw:end-glue-point="0">
          <text:p text:style-name="P3"/>
        </draw:connector>
        <draw:connector draw:style-name="gr3" draw:text-style-name="P1" draw:layer="layout" svg:x1="24.218cm" svg:y1="6.971cm" svg:x2="21.693cm" svg:y2="8.175cm" draw:start-shape="id96" draw:start-glue-point="2" draw:end-shape="id98" draw:end-glue-point="0">
          <text:p text:style-name="P3"/>
        </draw:connector>
        <draw:connector draw:style-name="gr3" draw:text-style-name="P1" draw:layer="layout" svg:x1="25.421cm" svg:y1="8.175cm" svg:x2="24.218cm" svg:y2="6.971cm" draw:start-shape="id99" draw:start-glue-point="0" draw:end-shape="id96" draw:end-glue-point="2">
          <text:p text:style-name="P3"/>
        </draw:connector>
        <draw:custom-shape draw:style-name="gr1" draw:text-style-name="P1" draw:id="id100" draw:layer="layout" svg:width="2.076cm" svg:height="1.925cm" svg:x="26.55cm" svg:y="8.175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24.218cm" svg:y1="6.971cm" svg:x2="27.588cm" svg:y2="8.175cm" draw:start-shape="id96" draw:start-glue-point="2" draw:end-shape="id100" draw:end-glue-point="0">
          <text:p text:style-name="P3"/>
        </draw:connector>
        <draw:rect draw:style-name="gr2" draw:text-style-name="P2" draw:id="id101" draw:layer="layout" svg:width="2.644cm" svg:height="2.04cm" svg:x="22.676cm" svg:y="12.207cm">
          <text:p text:style-name="P2">DOF</text:p>
          <text:p text:style-name="P2">x,v,<text:span text:style-name="T4">f</text:span>,a,...</text:p>
        </draw:rect>
        <draw:connector draw:style-name="gr3" draw:text-style-name="P1" draw:layer="layout" svg:x1="23.998cm" svg:y1="12.207cm" svg:x2="27.588cm" svg:y2="10.1cm" draw:start-shape="id101" draw:start-glue-point="0" draw:end-shape="id100" draw:end-glue-point="2">
          <text:p text:style-name="P3"/>
        </draw:connector>
        <draw:rect draw:style-name="gr2" draw:text-style-name="P2" draw:id="id102" draw:layer="layout" svg:width="2.769cm" svg:height="1.081cm" svg:x="26.074cm" svg:y="12.209cm">
          <text:p text:style-name="P2">Mapping</text:p>
        </draw:rect>
        <draw:connector draw:style-name="gr3" draw:text-style-name="P1" draw:layer="layout" svg:x1="27.458cm" svg:y1="12.209cm" svg:x2="27.588cm" svg:y2="10.1cm" draw:start-shape="id102" draw:start-glue-point="0" draw:end-shape="id100" draw:end-glue-point="2">
          <text:p text:style-name="P3"/>
        </draw:connector>
        <draw:rect draw:style-name="gr2" draw:text-style-name="P2" draw:id="id104" draw:layer="layout" svg:width="2.392cm" svg:height="2.166cm" svg:x="16.098cm" svg:y="5.046cm">
          <text:p text:style-name="P2">Contact</text:p>
          <text:p text:style-name="P2">Force</text:p>
        </draw:rect>
        <draw:rect draw:style-name="gr4" draw:text-style-name="P2" draw:id="id105" draw:layer="layout" svg:width="4.422cm" svg:height="3.119cm" svg:x="0.807cm" svg:y="4.974cm">
          <text:p text:style-name="P2">Solver</text:p>
          <text:p text:style-name="P2"><text:span text:style-name="T2">x,</text:span><text:span text:style-name="T3">v</text:span><text:span text:style-name="T2">,</text:span><text:span text:style-name="T5">f,</text:span><text:span text:style-name="T3">a</text:span><text:span text:style-name="T2">,...</text:span></text:p>
          <text:p text:style-name="P2"/>
        </draw:rect>
        <draw:connector draw:style-name="gr3" draw:text-style-name="P1" draw:layer="layout" svg:x1="8.404cm" svg:y1="5.046cm" svg:x2="16.371cm" svg:y2="3.31cm" draw:start-shape="id85" draw:start-glue-point="0" draw:end-shape="id103" draw:end-glue-point="2">
          <text:p text:style-name="P3"/>
        </draw:connector>
        <draw:connector draw:style-name="gr5" draw:text-style-name="P1" draw:layer="layout" svg:x1="16.371cm" svg:y1="3.31cm" svg:x2="17.294cm" svg:y2="5.046cm" draw:start-shape="id103" draw:start-glue-point="2" draw:end-shape="id104" draw:end-glue-point="0">
          <text:p text:style-name="P3"/>
        </draw:connector>
        <draw:connector draw:style-name="gr5" draw:text-style-name="P1" draw:layer="layout" svg:x1="16.371cm" svg:y1="3.31cm" svg:x2="24.218cm" svg:y2="5.046cm" draw:start-shape="id103" draw:start-glue-point="2" draw:end-shape="id96" draw:end-glue-point="0">
          <text:p text:style-name="P3"/>
        </draw:connector>
        <draw:connector draw:style-name="gr6" draw:text-style-name="P1" draw:layer="layout" draw:type="curve" svg:x1="17.294cm" svg:y1="7.212cm" svg:x2="14.183cm" svg:y2="17.339cm" draw:start-shape="id104" draw:start-glue-point="2" draw:end-shape="id93" draw:end-glue-point="1">
          <text:p text:style-name="P3"/>
        </draw:connector>
        <draw:connector draw:style-name="gr6" draw:text-style-name="P1" draw:layer="layout" draw:type="curve" svg:x1="17.294cm" svg:y1="7.212cm" svg:x2="22.676cm" svg:y2="13.227cm" draw:start-shape="id104" draw:start-glue-point="2" draw:end-shape="id101" draw:end-glue-point="3">
          <text:p text:style-name="P3"/>
        </draw:connector>
        <draw:connector draw:style-name="gr5" draw:text-style-name="P1" draw:layer="layout" svg:x1="3.018cm" svg:y1="4.974cm" svg:x2="16.371cm" svg:y2="3.31cm" draw:start-shape="id105" draw:start-glue-point="0" draw:end-shape="id103" draw:end-glue-point="2">
          <text:p text:style-name="P3"/>
        </draw:connector>
        <draw:connector draw:style-name="gr7" draw:text-style-name="P1" draw:layer="layout" draw:type="curve" svg:x1="3.018cm" svg:y1="4.974cm" svg:x2="15.333cm" svg:y2="2.347cm" draw:start-shape="id105" draw:start-glue-point="0" draw:end-shape="id103" draw:end-glue-point="3">
          <text:p text:style-name="P3"/>
        </draw:connector>
        <draw:frame draw:style-name="gr8" draw:text-style-name="P4" draw:layer="layout" svg:width="3.635cm" svg:height="1.297cm" svg:x="2.769cm" svg:y="1.109cm">
          <draw:text-box>
            <text:p text:style-name="P3"><text:span text:style-name="T1">add(v,a,dt)</text:span></text:p>
          </draw:text-box>
        </draw:frame>
        <draw:connector draw:style-name="gr9" draw:text-style-name="P1" draw:layer="layout" draw:type="curve" svg:x1="16.371cm" svg:y1="3.31cm" svg:x2="8.404cm" svg:y2="5.046cm" draw:start-shape="id103" draw:start-glue-point="2" draw:end-shape="id85" draw:end-glue-point="0">
          <text:p text:style-name="P3"/>
        </draw:connector>
        <draw:connector draw:style-name="gr9" draw:text-style-name="P1" draw:layer="layout" draw:type="curve" svg:x1="16.372cm" svg:y1="3.31cm" svg:x2="24.218cm" svg:y2="5.046cm" draw:end-shape="id96" draw:end-glue-point="0">
          <text:p text:style-name="P3"/>
        </draw:connector>
        <draw:connector draw:style-name="gr9" draw:text-style-name="P1" draw:layer="layout" draw:type="curve" svg:x1="8.404cm" svg:y1="6.971cm" svg:x2="11.774cm" svg:y2="8.574cm" draw:start-shape="id85" draw:start-glue-point="2" draw:end-shape="id89" draw:end-glue-point="0">
          <text:p text:style-name="P3"/>
        </draw:connector>
        <draw:connector draw:style-name="gr9" draw:text-style-name="P1" draw:layer="layout" draw:type="curve" svg:x1="11.774cm" svg:y1="10.499cm" svg:x2="11.777cm" svg:y2="12.638cm" draw:start-shape="id89" draw:start-glue-point="2" draw:end-shape="id92" draw:end-glue-point="0">
          <text:p text:style-name="P3"/>
        </draw:connector>
        <draw:connector draw:style-name="gr9" draw:text-style-name="P1" draw:layer="layout" draw:type="curve" svg:x1="24.218cm" svg:y1="6.971cm" svg:x2="27.588cm" svg:y2="8.175cm" draw:start-shape="id96" draw:start-glue-point="2" draw:end-shape="id100" draw:end-glue-point="0">
          <text:p text:style-name="P3"/>
        </draw:connector>
        <draw:connector draw:style-name="gr9" draw:text-style-name="P1" draw:layer="layout" draw:type="curve" svg:x1="24.218cm" svg:y1="6.971cm" svg:x2="21.693cm" svg:y2="8.175cm" draw:end-shape="id98" draw:end-glue-point="0">
          <text:p text:style-name="P3"/>
        </draw:connector>
        <draw:connector draw:style-name="gr9" draw:text-style-name="P1" draw:layer="layout" draw:type="curve" svg:x1="8.404cm" svg:y1="6.972cm" svg:x2="5.879cm" svg:y2="8.574cm" draw:end-shape="id87" draw:end-glue-point="0">
          <text:p text:style-name="P3"/>
        </draw:connector>
      </draw:page>
      <draw:page draw:name="page6" draw:style-name="dp1" draw:master-page-name="Default">
        <office:forms form:automatic-focus="false" form:apply-design-mode="false"/>
        <draw:custom-shape draw:style-name="gr1" draw:text-style-name="P1" draw:id="id106" draw:layer="layout" svg:width="2.076cm" svg:height="1.925cm" svg:x="7.366cm" svg:y="5.047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107" draw:layer="layout" svg:width="1.113cm" svg:height="1.143cm" svg:x="7.468cm" svg:y="8.545cm">
          <text:p text:style-name="P2">F</text:p>
        </draw:rect>
        <draw:rect draw:style-name="gr2" draw:text-style-name="P2" draw:id="id109" draw:layer="layout" svg:width="1.113cm" svg:height="1.143cm" svg:x="9.051cm" svg:y="8.575cm">
          <text:p text:style-name="P2">M</text:p>
        </draw:rect>
        <draw:rect draw:style-name="gr2" draw:text-style-name="P2" draw:id="id108" draw:layer="layout" svg:width="2.577cm" svg:height="2.043cm" svg:x="4.591cm" svg:y="8.575cm">
          <text:p text:style-name="P2">DOF</text:p>
          <text:p text:style-name="P2">x,<text:span text:style-name="T1">v</text:span>,<text:span text:style-name="T4">f</text:span>,<text:span text:style-name="T4">a</text:span>,...</text:p>
        </draw:rect>
        <draw:connector draw:style-name="gr3" draw:text-style-name="P1" draw:layer="layout" svg:x1="8.404cm" svg:y1="6.972cm" svg:x2="8.024cm" svg:y2="8.545cm" draw:start-shape="id106" draw:start-glue-point="2" draw:end-shape="id107" draw:end-glue-point="0">
          <text:p text:style-name="P3"/>
        </draw:connector>
        <draw:connector draw:style-name="gr3" draw:text-style-name="P1" draw:layer="layout" svg:x1="8.404cm" svg:y1="6.972cm" svg:x2="5.879cm" svg:y2="8.575cm" draw:start-shape="id106" draw:start-glue-point="2" draw:end-shape="id108" draw:end-glue-point="0">
          <text:p text:style-name="P3"/>
        </draw:connector>
        <draw:connector draw:style-name="gr3" draw:text-style-name="P1" draw:layer="layout" svg:x1="9.607cm" svg:y1="8.575cm" svg:x2="8.404cm" svg:y2="6.972cm" draw:start-shape="id109" draw:start-glue-point="0" draw:end-shape="id106" draw:end-glue-point="2">
          <text:p text:style-name="P3"/>
        </draw:connector>
        <draw:custom-shape draw:style-name="gr1" draw:text-style-name="P1" draw:id="id110" draw:layer="layout" svg:width="2.076cm" svg:height="1.925cm" svg:x="10.736cm" svg:y="8.575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8.404cm" svg:y1="6.972cm" svg:x2="11.774cm" svg:y2="8.575cm" draw:start-shape="id106" draw:start-glue-point="2" draw:end-shape="id110" draw:end-glue-point="0">
          <text:p text:style-name="P3"/>
        </draw:connector>
        <draw:rect draw:style-name="gr2" draw:text-style-name="P2" draw:id="id111" draw:layer="layout" svg:width="2.707cm" svg:height="2.348cm" svg:x="5.507cm" svg:y="12.854cm">
          <text:p text:style-name="P2">DOF</text:p>
          <text:p text:style-name="P2">x,<text:span text:style-name="T1">v</text:span>,<text:span text:style-name="T4">f</text:span>,a,...</text:p>
        </draw:rect>
        <draw:connector draw:style-name="gr3" draw:text-style-name="P1" draw:layer="layout" svg:x1="6.86cm" svg:y1="12.854cm" svg:x2="11.774cm" svg:y2="10.5cm" draw:start-shape="id111" draw:start-glue-point="0" draw:end-shape="id110" draw:end-glue-point="2">
          <text:p text:style-name="P3"/>
        </draw:connector>
        <draw:rect draw:style-name="gr2" draw:text-style-name="P2" draw:id="id112" draw:layer="layout" svg:width="1.443cm" svg:height="1.142cm" svg:x="8.913cm" svg:y="12.639cm">
          <text:p text:style-name="P2">Visu</text:p>
        </draw:rect>
        <draw:connector draw:style-name="gr3" draw:text-style-name="P1" draw:layer="layout" svg:x1="11.774cm" svg:y1="10.5cm" svg:x2="9.634cm" svg:y2="12.639cm" draw:start-shape="id110" draw:start-glue-point="2" draw:end-shape="id112" draw:end-glue-point="0">
          <text:p text:style-name="P3"/>
        </draw:connector>
        <draw:custom-shape draw:style-name="gr1" draw:text-style-name="P1" draw:id="id113" draw:layer="layout" svg:width="2.076cm" svg:height="1.925cm" svg:x="10.739cm" svg:y="12.639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11.774cm" svg:y1="10.5cm" svg:x2="11.777cm" svg:y2="12.639cm" draw:start-shape="id110" draw:start-glue-point="2" draw:end-shape="id113" draw:end-glue-point="0">
          <text:p text:style-name="P3"/>
        </draw:connector>
        <draw:rect draw:style-name="gr2" draw:text-style-name="P2" draw:id="id114" draw:layer="layout" svg:width="3.139cm" svg:height="2.061cm" svg:x="12.244cm" svg:y="16.34cm">
          <text:p text:style-name="P2">DOF</text:p>
          <text:p text:style-name="P2">x,<text:span text:style-name="T1">v</text:span>,<text:span text:style-name="T4">f</text:span>,a,...</text:p>
        </draw:rect>
        <draw:connector draw:style-name="gr3" draw:text-style-name="P1" draw:layer="layout" svg:x1="13.813cm" svg:y1="16.34cm" svg:x2="11.777cm" svg:y2="14.564cm" draw:start-shape="id114" draw:start-glue-point="0" draw:end-shape="id113" draw:end-glue-point="2">
          <text:p text:style-name="P3"/>
        </draw:connector>
        <draw:rect draw:style-name="gr2" draw:text-style-name="P2" draw:id="id116" draw:layer="layout" svg:width="2.769cm" svg:height="1.081cm" svg:x="2.106cm" svg:y="12.701cm">
          <text:p text:style-name="P2">Mapping</text:p>
        </draw:rect>
        <draw:rect draw:style-name="gr2" draw:text-style-name="P2" draw:id="id115" draw:layer="layout" svg:width="2.769cm" svg:height="1.081cm" svg:x="8.073cm" svg:y="16.343cm">
          <text:p text:style-name="P2">Mapping</text:p>
        </draw:rect>
        <draw:connector draw:style-name="gr3" draw:text-style-name="P1" draw:layer="layout" svg:x1="9.457cm" svg:y1="16.343cm" svg:x2="11.777cm" svg:y2="14.564cm" draw:start-shape="id115" draw:start-glue-point="0" draw:end-shape="id113" draw:end-glue-point="2">
          <text:p text:style-name="P3"/>
        </draw:connector>
        <draw:connector draw:style-name="gr3" draw:text-style-name="P1" draw:layer="layout" svg:x1="3.49cm" svg:y1="12.701cm" svg:x2="11.774cm" svg:y2="10.5cm" draw:start-shape="id116" draw:start-glue-point="0" draw:end-shape="id110" draw:end-glue-point="2">
          <text:p text:style-name="P3"/>
        </draw:connector>
        <draw:custom-shape draw:style-name="gr1" draw:text-style-name="P1" draw:id="id124" draw:layer="layout" svg:width="2.076cm" svg:height="1.925cm" svg:x="15.333cm" svg:y="1.386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 draw:text-style-name="P1" draw:id="id117" draw:layer="layout" svg:width="2.076cm" svg:height="1.925cm" svg:x="23.18cm" svg:y="5.047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118" draw:layer="layout" svg:width="1.113cm" svg:height="1.143cm" svg:x="23.375cm" svg:y="8.207cm">
          <text:p text:style-name="P2">F</text:p>
        </draw:rect>
        <draw:rect draw:style-name="gr2" draw:text-style-name="P2" draw:id="id120" draw:layer="layout" svg:width="1.113cm" svg:height="1.143cm" svg:x="24.865cm" svg:y="8.176cm">
          <text:p text:style-name="P2">M</text:p>
        </draw:rect>
        <draw:rect draw:style-name="gr2" draw:text-style-name="P2" draw:id="id119" draw:layer="layout" svg:width="2.577cm" svg:height="1.98cm" svg:x="20.405cm" svg:y="8.176cm">
          <text:p text:style-name="P2">DOF</text:p>
          <text:p text:style-name="P2">x,<text:span text:style-name="T1">v</text:span>,<text:span text:style-name="T4">f</text:span>,<text:span text:style-name="T4">a</text:span></text:p>
        </draw:rect>
        <draw:connector draw:style-name="gr3" draw:text-style-name="P1" draw:layer="layout" svg:x1="24.218cm" svg:y1="6.972cm" svg:x2="23.931cm" svg:y2="8.207cm" draw:start-shape="id117" draw:start-glue-point="2" draw:end-shape="id118" draw:end-glue-point="0">
          <text:p text:style-name="P3"/>
        </draw:connector>
        <draw:connector draw:style-name="gr3" draw:text-style-name="P1" draw:layer="layout" svg:x1="24.218cm" svg:y1="6.972cm" svg:x2="21.693cm" svg:y2="8.176cm" draw:start-shape="id117" draw:start-glue-point="2" draw:end-shape="id119" draw:end-glue-point="0">
          <text:p text:style-name="P3"/>
        </draw:connector>
        <draw:connector draw:style-name="gr3" draw:text-style-name="P1" draw:layer="layout" svg:x1="25.421cm" svg:y1="8.176cm" svg:x2="24.218cm" svg:y2="6.972cm" draw:start-shape="id120" draw:start-glue-point="0" draw:end-shape="id117" draw:end-glue-point="2">
          <text:p text:style-name="P3"/>
        </draw:connector>
        <draw:custom-shape draw:style-name="gr1" draw:text-style-name="P1" draw:id="id121" draw:layer="layout" svg:width="2.076cm" svg:height="1.925cm" svg:x="26.55cm" svg:y="8.176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24.218cm" svg:y1="6.972cm" svg:x2="27.588cm" svg:y2="8.176cm" draw:start-shape="id117" draw:start-glue-point="2" draw:end-shape="id121" draw:end-glue-point="0">
          <text:p text:style-name="P3"/>
        </draw:connector>
        <draw:rect draw:style-name="gr2" draw:text-style-name="P2" draw:id="id122" draw:layer="layout" svg:width="2.644cm" svg:height="2.04cm" svg:x="22.676cm" svg:y="12.208cm">
          <text:p text:style-name="P2">DOF</text:p>
          <text:p text:style-name="P2">x,<text:span text:style-name="T1">v</text:span>,<text:span text:style-name="T4">f</text:span>,a,...</text:p>
        </draw:rect>
        <draw:connector draw:style-name="gr3" draw:text-style-name="P1" draw:layer="layout" svg:x1="23.998cm" svg:y1="12.208cm" svg:x2="27.588cm" svg:y2="10.101cm" draw:start-shape="id122" draw:start-glue-point="0" draw:end-shape="id121" draw:end-glue-point="2">
          <text:p text:style-name="P3"/>
        </draw:connector>
        <draw:rect draw:style-name="gr2" draw:text-style-name="P2" draw:id="id123" draw:layer="layout" svg:width="2.769cm" svg:height="1.081cm" svg:x="26.074cm" svg:y="12.21cm">
          <text:p text:style-name="P2">Mapping</text:p>
        </draw:rect>
        <draw:connector draw:style-name="gr3" draw:text-style-name="P1" draw:layer="layout" svg:x1="27.458cm" svg:y1="12.21cm" svg:x2="27.588cm" svg:y2="10.101cm" draw:start-shape="id123" draw:start-glue-point="0" draw:end-shape="id121" draw:end-glue-point="2">
          <text:p text:style-name="P3"/>
        </draw:connector>
        <draw:rect draw:style-name="gr2" draw:text-style-name="P2" draw:id="id125" draw:layer="layout" svg:width="2.392cm" svg:height="2.166cm" svg:x="16.098cm" svg:y="5.047cm">
          <text:p text:style-name="P2">Contact</text:p>
          <text:p text:style-name="P2">Force</text:p>
        </draw:rect>
        <draw:rect draw:style-name="gr4" draw:text-style-name="P2" draw:id="id126" draw:layer="layout" svg:width="4.422cm" svg:height="3.119cm" svg:x="0.807cm" svg:y="4.975cm">
          <text:p text:style-name="P2">Solver</text:p>
          <text:p text:style-name="P2"><text:span text:style-name="T2">x,</text:span><text:span text:style-name="T3">v</text:span><text:span text:style-name="T2">,</text:span><text:span text:style-name="T5">f,a</text:span><text:span text:style-name="T2">,...</text:span></text:p>
          <text:p text:style-name="P2"/>
        </draw:rect>
        <draw:connector draw:style-name="gr3" draw:text-style-name="P1" draw:layer="layout" svg:x1="8.404cm" svg:y1="5.047cm" svg:x2="16.371cm" svg:y2="3.311cm" draw:start-shape="id106" draw:start-glue-point="0" draw:end-shape="id124" draw:end-glue-point="2">
          <text:p text:style-name="P3"/>
        </draw:connector>
        <draw:connector draw:style-name="gr5" draw:text-style-name="P1" draw:layer="layout" svg:x1="16.371cm" svg:y1="3.311cm" svg:x2="17.294cm" svg:y2="5.047cm" draw:start-shape="id124" draw:start-glue-point="2" draw:end-shape="id125" draw:end-glue-point="0">
          <text:p text:style-name="P3"/>
        </draw:connector>
        <draw:connector draw:style-name="gr5" draw:text-style-name="P1" draw:layer="layout" svg:x1="16.371cm" svg:y1="3.311cm" svg:x2="24.218cm" svg:y2="5.047cm" draw:start-shape="id124" draw:start-glue-point="2" draw:end-shape="id117" draw:end-glue-point="0">
          <text:p text:style-name="P3"/>
        </draw:connector>
        <draw:connector draw:style-name="gr6" draw:text-style-name="P1" draw:layer="layout" draw:type="curve" svg:x1="17.294cm" svg:y1="7.213cm" svg:x2="15.383cm" svg:y2="17.37cm" draw:start-shape="id125" draw:start-glue-point="2" draw:end-shape="id114" draw:end-glue-point="1">
          <text:p text:style-name="P3"/>
        </draw:connector>
        <draw:connector draw:style-name="gr6" draw:text-style-name="P1" draw:layer="layout" draw:type="curve" svg:x1="17.294cm" svg:y1="7.213cm" svg:x2="22.676cm" svg:y2="13.228cm" draw:start-shape="id125" draw:start-glue-point="2" draw:end-shape="id122" draw:end-glue-point="3">
          <text:p text:style-name="P3"/>
        </draw:connector>
        <draw:connector draw:style-name="gr5" draw:text-style-name="P1" draw:layer="layout" svg:x1="3.018cm" svg:y1="4.975cm" svg:x2="16.371cm" svg:y2="3.311cm" draw:start-shape="id126" draw:start-glue-point="0" draw:end-shape="id124" draw:end-glue-point="2">
          <text:p text:style-name="P3"/>
        </draw:connector>
        <draw:connector draw:style-name="gr7" draw:text-style-name="P1" draw:layer="layout" draw:type="curve" svg:x1="3.018cm" svg:y1="4.975cm" svg:x2="15.333cm" svg:y2="2.348cm" draw:start-shape="id126" draw:start-glue-point="0" draw:end-shape="id124" draw:end-glue-point="3">
          <text:p text:style-name="P3"/>
        </draw:connector>
        <draw:frame draw:style-name="gr8" draw:text-style-name="P4" draw:layer="layout" svg:width="4.194cm" svg:height="1.297cm" svg:x="2.769cm" svg:y="1.11cm">
          <draw:text-box>
            <text:p text:style-name="P3"><text:span text:style-name="T1">propagate(v)</text:span></text:p>
          </draw:text-box>
        </draw:frame>
        <draw:connector draw:style-name="gr9" draw:text-style-name="P1" draw:layer="layout" draw:type="curve" svg:x1="16.371cm" svg:y1="3.311cm" svg:x2="8.404cm" svg:y2="5.047cm" draw:start-shape="id124" draw:start-glue-point="2" draw:end-shape="id106" draw:end-glue-point="0">
          <text:p text:style-name="P3"/>
        </draw:connector>
        <draw:connector draw:style-name="gr9" draw:text-style-name="P1" draw:layer="layout" draw:type="curve" svg:x1="16.372cm" svg:y1="3.311cm" svg:x2="24.218cm" svg:y2="5.047cm" draw:end-shape="id117" draw:end-glue-point="0">
          <text:p text:style-name="P3"/>
        </draw:connector>
        <draw:connector draw:style-name="gr9" draw:text-style-name="P1" draw:layer="layout" draw:type="curve" svg:x1="8.404cm" svg:y1="6.972cm" svg:x2="11.774cm" svg:y2="8.575cm" draw:start-shape="id106" draw:start-glue-point="2" draw:end-shape="id110" draw:end-glue-point="0">
          <text:p text:style-name="P3"/>
        </draw:connector>
        <draw:connector draw:style-name="gr9" draw:text-style-name="P1" draw:layer="layout" draw:type="curve" svg:x1="11.774cm" svg:y1="10.5cm" svg:x2="11.777cm" svg:y2="12.639cm" draw:start-shape="id110" draw:start-glue-point="2" draw:end-shape="id113" draw:end-glue-point="0">
          <text:p text:style-name="P3"/>
        </draw:connector>
        <draw:connector draw:style-name="gr9" draw:text-style-name="P1" draw:layer="layout" draw:type="curve" svg:x1="24.218cm" svg:y1="6.972cm" svg:x2="27.588cm" svg:y2="8.176cm" draw:start-shape="id117" draw:start-glue-point="2" draw:end-shape="id121" draw:end-glue-point="0">
          <text:p text:style-name="P3"/>
        </draw:connector>
        <draw:connector draw:style-name="gr9" draw:text-style-name="P1" draw:layer="layout" draw:type="curve" svg:x1="11.774cm" svg:y1="10.5cm" svg:x2="3.49cm" svg:y2="12.701cm" draw:start-shape="id110" draw:start-glue-point="2" draw:end-shape="id116" draw:end-glue-point="0">
          <text:p text:style-name="P3"/>
        </draw:connector>
        <draw:connector draw:style-name="gr9" draw:text-style-name="P1" draw:layer="layout" draw:type="curve" svg:x1="27.588cm" svg:y1="10.101cm" svg:x2="27.381cm" svg:y2="11.906cm" draw:start-shape="id121" draw:start-glue-point="2">
          <text:p text:style-name="P3"/>
        </draw:connector>
        <draw:connector draw:style-name="gr9" draw:text-style-name="P1" draw:layer="layout" draw:type="curve" svg:x1="11.777cm" svg:y1="14.564cm" svg:x2="9.457cm" svg:y2="16.343cm" draw:start-shape="id113" draw:start-glue-point="2" draw:end-shape="id115" draw:end-glue-point="0">
          <text:p text:style-name="P3"/>
        </draw:connector>
        <draw:connector draw:style-name="gr10" draw:text-style-name="P1" draw:layer="layout" draw:type="curve" svg:x1="6.86cm" svg:y1="15.202cm" svg:x2="8.073cm" svg:y2="16.883cm" draw:start-shape="id111" draw:start-glue-point="2" draw:end-shape="id115" draw:end-glue-point="3">
          <text:p text:style-name="P3"/>
        </draw:connector>
        <draw:connector draw:style-name="gr10" draw:text-style-name="P1" draw:layer="layout" draw:type="curve" svg:x1="10.842cm" svg:y1="16.883cm" svg:x2="12.244cm" svg:y2="17.37cm" draw:start-shape="id115" draw:start-glue-point="1" draw:end-shape="id114" draw:end-glue-point="3">
          <text:p text:style-name="P3"/>
        </draw:connector>
        <draw:connector draw:style-name="gr10" draw:text-style-name="P1" draw:layer="layout" draw:type="curve" svg:x1="5.879cm" svg:y1="10.618cm" svg:x2="3.49cm" svg:y2="12.701cm" draw:start-shape="id108" draw:start-glue-point="2" draw:end-shape="id116" draw:end-glue-point="0">
          <text:p text:style-name="P3"/>
        </draw:connector>
        <draw:connector draw:style-name="gr10" draw:text-style-name="P1" draw:layer="layout" draw:type="curve" svg:x1="3.49cm" svg:y1="13.782cm" svg:x2="5.507cm" svg:y2="14.028cm" draw:start-shape="id116" draw:start-glue-point="2" draw:end-shape="id111" draw:end-glue-point="3">
          <text:p text:style-name="P3"/>
        </draw:connector>
        <draw:connector draw:style-name="gr10" draw:text-style-name="P1" draw:layer="layout" draw:type="curve" svg:x1="21.693cm" svg:y1="10.156cm" svg:x2="27.458cm" svg:y2="12.21cm" draw:start-shape="id119" draw:start-glue-point="2" draw:end-shape="id123">
          <text:p text:style-name="P3"/>
        </draw:connector>
        <draw:connector draw:style-name="gr10" draw:text-style-name="P1" draw:layer="layout" draw:type="curve" svg:x1="27.458cm" svg:y1="13.291cm" svg:x2="23.998cm" svg:y2="14.248cm" draw:start-shape="id123" draw:start-glue-point="2" draw:end-shape="id122">
          <text:p text:style-name="P3"/>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Aria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9.693cm" fo:page-height="20.98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meta:creation-date>2006-06-11T20:47:46</meta:creation-date>
    <dc:date>2006-09-27T11:12:43</dc:date>
    <dc:language>en-US</dc:language>
    <meta:editing-cycles>24</meta:editing-cycles>
    <meta:editing-duration>PT1H42M37S</meta:editing-duration>
    <meta:user-defined meta:name="Info 1"/>
    <meta:user-defined meta:name="Info 2"/>
    <meta:user-defined meta:name="Info 3"/>
    <meta:user-defined meta:name="Info 4"/>
    <meta:document-statistic meta:object-count="332"/>
  </office:meta>
</office:document-meta>
</file>